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est comp" table:style-name="ta1" table:print="false"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table:number-columns-repeated="16"/>
          <table:table-cell office:value-type="string">
            <text:p>Intel900P_ReproRead_FlushRead</text:p>
          </table:table-cell>
          <table:table-cell office:value-type="float" office:value="20">
            <text:p>20</text:p>
          </table:table-cell>
          <table:table-cell office:value-type="float" office:value="0.001555">
            <text:p>0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">
            <text:p>20</text:p>
          </table:table-cell>
          <table:table-cell office:value-type="float" office:value="0.001379">
            <text:p>0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0">
            <text:p>3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0">
            <text:p>3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MEM_II_Read</text:p>
          </table:table-cell>
          <table:table-cell office:value-type="float" office:value="30">
            <text:p>3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">
            <text:p>30</text:p>
          </table:table-cell>
          <table:table-cell office:value-type="float" office:value="0.156693">
            <text:p>0.1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">
            <text:p>30</text:p>
          </table:table-cell>
          <table:table-cell office:value-type="float" office:value="0.118435">
            <text:p>0.1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0">
            <text:p>4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0">
            <text:p>4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MEM_II_Read</text:p>
          </table:table-cell>
          <table:table-cell office:value-type="float" office:value="40">
            <text:p>4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">
            <text:p>40</text:p>
          </table:table-cell>
          <table:table-cell office:value-type="float" office:value="0.156693">
            <text:p>0.1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">
            <text:p>40</text:p>
          </table:table-cell>
          <table:table-cell office:value-type="float" office:value="0.118435">
            <text:p>0.1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0">
            <text:p>5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0">
            <text:p>50</text:p>
          </table:table-cell>
          <table:table-cell office:value-type="float" office:value="0.006045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MEM_II_Read</text:p>
          </table:table-cell>
          <table:table-cell office:value-type="float" office:value="50">
            <text:p>5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">
            <text:p>50</text:p>
          </table:table-cell>
          <table:table-cell office:value-type="float" office:value="0.157126">
            <text:p>0.1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">
            <text:p>50</text:p>
          </table:table-cell>
          <table:table-cell office:value-type="float" office:value="0.118694">
            <text:p>0.1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0">
            <text:p>6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0">
            <text:p>6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MEM_II_Read</text:p>
          </table:table-cell>
          <table:table-cell office:value-type="float" office:value="60">
            <text:p>6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">
            <text:p>60</text:p>
          </table:table-cell>
          <table:table-cell office:value-type="float" office:value="0.384464">
            <text:p>0.3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">
            <text:p>60</text:p>
          </table:table-cell>
          <table:table-cell office:value-type="float" office:value="0.291125">
            <text:p>0.2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0">
            <text:p>7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0">
            <text:p>7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MEM_II_Read</text:p>
          </table:table-cell>
          <table:table-cell office:value-type="float" office:value="70">
            <text:p>7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">
            <text:p>7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">
            <text:p>70</text:p>
          </table:table-cell>
          <table:table-cell office:value-type="float" office:value="0.292919">
            <text:p>0.2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0">
            <text:p>8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0">
            <text:p>8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MEM_II_Read</text:p>
          </table:table-cell>
          <table:table-cell office:value-type="float" office:value="80">
            <text:p>8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">
            <text:p>8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">
            <text:p>80</text:p>
          </table:table-cell>
          <table:table-cell office:value-type="float" office:value="0.292919">
            <text:p>0.2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0">
            <text:p>90</text:p>
          </table:table-cell>
          <table:table-cell office:value-type="float" office:value="0.014707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0">
            <text:p>90</text:p>
          </table:table-cell>
          <table:table-cell office:value-type="float" office:value="0.024806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MEM_II_Read</text:p>
          </table:table-cell>
          <table:table-cell office:value-type="float" office:value="90">
            <text:p>9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">
            <text:p>9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">
            <text:p>90</text:p>
          </table:table-cell>
          <table:table-cell office:value-type="float" office:value="0.292919">
            <text:p>0.2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0">
            <text:p>10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0">
            <text:p>10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00">
            <text:p>10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">
            <text:p>100</text:p>
          </table:table-cell>
          <table:table-cell office:value-type="float" office:value="0.399589">
            <text:p>0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">
            <text:p>100</text:p>
          </table:table-cell>
          <table:table-cell office:value-type="float" office:value="0.302171">
            <text:p>0.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0">
            <text:p>11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0">
            <text:p>11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10">
            <text:p>11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">
            <text:p>110</text:p>
          </table:table-cell>
          <table:table-cell office:value-type="float" office:value="0.547454">
            <text:p>0.5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">
            <text:p>110</text:p>
          </table:table-cell>
          <table:table-cell office:value-type="float" office:value="0.413176">
            <text:p>0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0">
            <text:p>12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0">
            <text:p>12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20">
            <text:p>12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">
            <text:p>120</text:p>
          </table:table-cell>
          <table:table-cell office:value-type="float" office:value="0.732464">
            <text:p>0.7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">
            <text:p>120</text:p>
          </table:table-cell>
          <table:table-cell office:value-type="float" office:value="0.553867">
            <text:p>0.5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0">
            <text:p>130</text:p>
          </table:table-cell>
          <table:table-cell office:value-type="float" office:value="0.016865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0">
            <text:p>130</text:p>
          </table:table-cell>
          <table:table-cell office:value-type="float" office:value="0.02817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30">
            <text:p>13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">
            <text:p>13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">
            <text:p>130</text:p>
          </table:table-cell>
          <table:table-cell office:value-type="float" office:value="0.556021">
            <text:p>0.5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0">
            <text:p>140</text:p>
          </table:table-cell>
          <table:table-cell office:value-type="float" office:value="0.02127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0">
            <text:p>140</text:p>
          </table:table-cell>
          <table:table-cell office:value-type="float" office:value="0.033944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40">
            <text:p>14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">
            <text:p>14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">
            <text:p>140</text:p>
          </table:table-cell>
          <table:table-cell office:value-type="float" office:value="0.556021">
            <text:p>0.5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50">
            <text:p>150</text:p>
          </table:table-cell>
          <table:table-cell office:value-type="float" office:value="0.021471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50">
            <text:p>150</text:p>
          </table:table-cell>
          <table:table-cell office:value-type="float" office:value="0.037731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MEM_II_Read</text:p>
          </table:table-cell>
          <table:table-cell office:value-type="float" office:value="150">
            <text:p>15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">
            <text:p>15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50">
            <text:p>150</text:p>
          </table:table-cell>
          <table:table-cell office:value-type="float" office:value="0.556021">
            <text:p>0.5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60">
            <text:p>160</text:p>
          </table:table-cell>
          <table:table-cell office:value-type="float" office:value="0.023519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60">
            <text:p>160</text:p>
          </table:table-cell>
          <table:table-cell office:value-type="float" office:value="0.041343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160">
            <text:p>16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60">
            <text:p>160</text:p>
          </table:table-cell>
          <table:table-cell office:value-type="float" office:value="0.735427">
            <text:p>0.7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60">
            <text:p>160</text:p>
          </table:table-cell>
          <table:table-cell office:value-type="float" office:value="0.556177">
            <text:p>0.5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70">
            <text:p>170</text:p>
          </table:table-cell>
          <table:table-cell office:value-type="float" office:value="0.024594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70">
            <text:p>170</text:p>
          </table:table-cell>
          <table:table-cell office:value-type="float" office:value="0.043488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170">
            <text:p>17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70">
            <text:p>170</text:p>
          </table:table-cell>
          <table:table-cell office:value-type="float" office:value="0.762865">
            <text:p>0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70">
            <text:p>170</text:p>
          </table:table-cell>
          <table:table-cell office:value-type="float" office:value="0.576591">
            <text:p>0.5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80">
            <text:p>180</text:p>
          </table:table-cell>
          <table:table-cell office:value-type="float" office:value="0.025743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80">
            <text:p>180</text:p>
          </table:table-cell>
          <table:table-cell office:value-type="float" office:value="0.04435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180">
            <text:p>18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80">
            <text:p>180</text:p>
          </table:table-cell>
          <table:table-cell office:value-type="float" office:value="0.857971">
            <text:p>0.8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80">
            <text:p>180</text:p>
          </table:table-cell>
          <table:table-cell office:value-type="float" office:value="0.647449">
            <text:p>0.6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90">
            <text:p>190</text:p>
          </table:table-cell>
          <table:table-cell office:value-type="float" office:value="0.027577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90">
            <text:p>190</text:p>
          </table:table-cell>
          <table:table-cell office:value-type="float" office:value="0.045536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190">
            <text:p>19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90">
            <text:p>190</text:p>
          </table:table-cell>
          <table:table-cell office:value-type="float" office:value="1.033546">
            <text:p>1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90">
            <text:p>190</text:p>
          </table:table-cell>
          <table:table-cell office:value-type="float" office:value="0.778692">
            <text:p>0.7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00">
            <text:p>200</text:p>
          </table:table-cell>
          <table:table-cell office:value-type="float" office:value="0.032001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00">
            <text:p>200</text:p>
          </table:table-cell>
          <table:table-cell office:value-type="float" office:value="0.049679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200">
            <text:p>20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00">
            <text:p>200</text:p>
          </table:table-cell>
          <table:table-cell office:value-type="float" office:value="1.23432">
            <text:p>1.2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0">
            <text:p>200</text:p>
          </table:table-cell>
          <table:table-cell office:value-type="float" office:value="0.932701">
            <text:p>0.9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10">
            <text:p>210</text:p>
          </table:table-cell>
          <table:table-cell office:value-type="float" office:value="0.032035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10">
            <text:p>210</text:p>
          </table:table-cell>
          <table:table-cell office:value-type="float" office:value="0.053038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210">
            <text:p>21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10">
            <text:p>210</text:p>
          </table:table-cell>
          <table:table-cell office:value-type="float" office:value="1.250007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10">
            <text:p>210</text:p>
          </table:table-cell>
          <table:table-cell office:value-type="float" office:value="0.945429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20">
            <text:p>220</text:p>
          </table:table-cell>
          <table:table-cell office:value-type="float" office:value="0.032679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20">
            <text:p>220</text:p>
          </table:table-cell>
          <table:table-cell office:value-type="float" office:value="0.056211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220">
            <text:p>22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20">
            <text:p>22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20">
            <text:p>220</text:p>
          </table:table-cell>
          <table:table-cell office:value-type="float" office:value="0.945452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30">
            <text:p>230</text:p>
          </table:table-cell>
          <table:table-cell office:value-type="float" office:value="0.033242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30">
            <text:p>230</text:p>
          </table:table-cell>
          <table:table-cell office:value-type="float" office:value="0.060653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230">
            <text:p>23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30">
            <text:p>23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30">
            <text:p>230</text:p>
          </table:table-cell>
          <table:table-cell office:value-type="float" office:value="0.945452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40">
            <text:p>240</text:p>
          </table:table-cell>
          <table:table-cell office:value-type="float" office:value="0.033662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40">
            <text:p>240</text:p>
          </table:table-cell>
          <table:table-cell office:value-type="float" office:value="0.064711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MEM_II_Read</text:p>
          </table:table-cell>
          <table:table-cell office:value-type="float" office:value="240">
            <text:p>24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40">
            <text:p>24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40">
            <text:p>240</text:p>
          </table:table-cell>
          <table:table-cell office:value-type="float" office:value="0.945452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50">
            <text:p>250</text:p>
          </table:table-cell>
          <table:table-cell office:value-type="float" office:value="0.035815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50">
            <text:p>250</text:p>
          </table:table-cell>
          <table:table-cell office:value-type="float" office:value="0.066468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250">
            <text:p>2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50">
            <text:p>250</text:p>
          </table:table-cell>
          <table:table-cell office:value-type="float" office:value="1.250088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50">
            <text:p>250</text:p>
          </table:table-cell>
          <table:table-cell office:value-type="float" office:value="0.945491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60">
            <text:p>260</text:p>
          </table:table-cell>
          <table:table-cell office:value-type="float" office:value="0.038229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60">
            <text:p>260</text:p>
          </table:table-cell>
          <table:table-cell office:value-type="float" office:value="0.067173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260">
            <text:p>2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60">
            <text:p>260</text:p>
          </table:table-cell>
          <table:table-cell office:value-type="float" office:value="1.250974">
            <text:p>1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60">
            <text:p>260</text:p>
          </table:table-cell>
          <table:table-cell office:value-type="float" office:value="0.946208">
            <text:p>0.9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70">
            <text:p>270</text:p>
          </table:table-cell>
          <table:table-cell office:value-type="float" office:value="0.04125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70">
            <text:p>270</text:p>
          </table:table-cell>
          <table:table-cell office:value-type="float" office:value="0.068657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270">
            <text:p>2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70">
            <text:p>270</text:p>
          </table:table-cell>
          <table:table-cell office:value-type="float" office:value="1.264822">
            <text:p>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70">
            <text:p>270</text:p>
          </table:table-cell>
          <table:table-cell office:value-type="float" office:value="0.956194">
            <text:p>0.9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80">
            <text:p>280</text:p>
          </table:table-cell>
          <table:table-cell office:value-type="float" office:value="0.042396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80">
            <text:p>280</text:p>
          </table:table-cell>
          <table:table-cell office:value-type="float" office:value="0.073514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280">
            <text:p>28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80">
            <text:p>280</text:p>
          </table:table-cell>
          <table:table-cell office:value-type="float" office:value="1.332249">
            <text:p>1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80">
            <text:p>280</text:p>
          </table:table-cell>
          <table:table-cell office:value-type="float" office:value="1.00706">
            <text:p>1.0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90">
            <text:p>290</text:p>
          </table:table-cell>
          <table:table-cell office:value-type="float" office:value="0.043835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90">
            <text:p>290</text:p>
          </table:table-cell>
          <table:table-cell office:value-type="float" office:value="0.076225">
            <text:p>0.08</text:p>
          </table:table-cell>
          <table:table-cell/>
          <table:table-cell office:value-type="string">
            <text:p>Intel900P_II_Read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290">
            <text:p>29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90">
            <text:p>290</text:p>
          </table:table-cell>
          <table:table-cell office:value-type="float" office:value="1.451164">
            <text:p>1.4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90">
            <text:p>290</text:p>
          </table:table-cell>
          <table:table-cell office:value-type="float" office:value="1.100543">
            <text:p>1.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00">
            <text:p>300</text:p>
          </table:table-cell>
          <table:table-cell office:value-type="float" office:value="0.047566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00">
            <text:p>300</text:p>
          </table:table-cell>
          <table:table-cell office:value-type="float" office:value="0.079332">
            <text:p>0.08</text:p>
          </table:table-cell>
          <table:table-cell/>
          <table:table-cell office:value-type="string">
            <text:p>Intel900P_II_Read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00">
            <text:p>30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0">
            <text:p>300</text:p>
          </table:table-cell>
          <table:table-cell office:value-type="float" office:value="1.601557">
            <text:p>1.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0">
            <text:p>300</text:p>
          </table:table-cell>
          <table:table-cell office:value-type="float" office:value="1.228211">
            <text:p>1.2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10">
            <text:p>310</text:p>
          </table:table-cell>
          <table:table-cell office:value-type="float" office:value="0.051245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10">
            <text:p>310</text:p>
          </table:table-cell>
          <table:table-cell office:value-type="float" office:value="0.082004">
            <text:p>0.08</text:p>
          </table:table-cell>
          <table:table-cell/>
          <table:table-cell office:value-type="string">
            <text:p>Intel900P_II_Read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10">
            <text:p>31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10">
            <text:p>310</text:p>
          </table:table-cell>
          <table:table-cell office:value-type="float" office:value="1.770512">
            <text:p>1.7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10">
            <text:p>310</text:p>
          </table:table-cell>
          <table:table-cell office:value-type="float" office:value="1.377739">
            <text:p>1.3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20">
            <text:p>320</text:p>
          </table:table-cell>
          <table:table-cell office:value-type="float" office:value="0.052369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20">
            <text:p>320</text:p>
          </table:table-cell>
          <table:table-cell office:value-type="float" office:value="0.085564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20">
            <text:p>32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20">
            <text:p>320</text:p>
          </table:table-cell>
          <table:table-cell office:value-type="float" office:value="1.96002">
            <text:p>1.9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20">
            <text:p>320</text:p>
          </table:table-cell>
          <table:table-cell office:value-type="float" office:value="1.550315">
            <text:p>1.5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30">
            <text:p>330</text:p>
          </table:table-cell>
          <table:table-cell office:value-type="float" office:value="0.052633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30">
            <text:p>330</text:p>
          </table:table-cell>
          <table:table-cell office:value-type="float" office:value="0.090677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30">
            <text:p>33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30">
            <text:p>330</text:p>
          </table:table-cell>
          <table:table-cell office:value-type="float" office:value="2.010015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30">
            <text:p>330</text:p>
          </table:table-cell>
          <table:table-cell office:value-type="float" office:value="1.594442">
            <text:p>1.5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40">
            <text:p>340</text:p>
          </table:table-cell>
          <table:table-cell office:value-type="float" office:value="0.053392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40">
            <text:p>340</text:p>
          </table:table-cell>
          <table:table-cell office:value-type="float" office:value="0.09300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40">
            <text:p>34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40">
            <text:p>340</text:p>
          </table:table-cell>
          <table:table-cell office:value-type="float" office:value="2.013289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40">
            <text:p>340</text:p>
          </table:table-cell>
          <table:table-cell office:value-type="float" office:value="1.5972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50">
            <text:p>350</text:p>
          </table:table-cell>
          <table:table-cell office:value-type="float" office:value="0.055286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50">
            <text:p>350</text:p>
          </table:table-cell>
          <table:table-cell office:value-type="float" office:value="0.096265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50">
            <text:p>3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50">
            <text:p>35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50">
            <text:p>350</text:p>
          </table:table-cell>
          <table:table-cell office:value-type="float" office:value="1.597219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60">
            <text:p>360</text:p>
          </table:table-cell>
          <table:table-cell office:value-type="float" office:value="0.057295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60">
            <text:p>360</text:p>
          </table:table-cell>
          <table:table-cell office:value-type="float" office:value="0.097443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60">
            <text:p>3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60">
            <text:p>36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60">
            <text:p>360</text:p>
          </table:table-cell>
          <table:table-cell office:value-type="float" office:value="1.597219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70">
            <text:p>370</text:p>
          </table:table-cell>
          <table:table-cell office:value-type="float" office:value="0.058032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70">
            <text:p>370</text:p>
          </table:table-cell>
          <table:table-cell office:value-type="float" office:value="0.098353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MEM_II_Read</text:p>
          </table:table-cell>
          <table:table-cell office:value-type="float" office:value="370">
            <text:p>3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70">
            <text:p>37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70">
            <text:p>370</text:p>
          </table:table-cell>
          <table:table-cell office:value-type="float" office:value="1.597219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80">
            <text:p>380</text:p>
          </table:table-cell>
          <table:table-cell office:value-type="float" office:value="0.05867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80">
            <text:p>380</text:p>
          </table:table-cell>
          <table:table-cell office:value-type="float" office:value="0.099865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380">
            <text:p>3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80">
            <text:p>38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80">
            <text:p>380</text:p>
          </table:table-cell>
          <table:table-cell office:value-type="float" office:value="1.597229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90">
            <text:p>390</text:p>
          </table:table-cell>
          <table:table-cell office:value-type="float" office:value="0.059105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90">
            <text:p>390</text:p>
          </table:table-cell>
          <table:table-cell office:value-type="float" office:value="0.100024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390">
            <text:p>3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90">
            <text:p>390</text:p>
          </table:table-cell>
          <table:table-cell office:value-type="float" office:value="2.013324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90">
            <text:p>390</text:p>
          </table:table-cell>
          <table:table-cell office:value-type="float" office:value="1.597274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00">
            <text:p>400</text:p>
          </table:table-cell>
          <table:table-cell office:value-type="float" office:value="0.059375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00">
            <text:p>400</text:p>
          </table:table-cell>
          <table:table-cell office:value-type="float" office:value="0.100046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00">
            <text:p>4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0">
            <text:p>400</text:p>
          </table:table-cell>
          <table:table-cell office:value-type="float" office:value="2.013659">
            <text:p>2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0">
            <text:p>400</text:p>
          </table:table-cell>
          <table:table-cell office:value-type="float" office:value="1.597597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10">
            <text:p>410</text:p>
          </table:table-cell>
          <table:table-cell office:value-type="float" office:value="0.059824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10">
            <text:p>410</text:p>
          </table:table-cell>
          <table:table-cell office:value-type="float" office:value="0.100107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10">
            <text:p>4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10">
            <text:p>410</text:p>
          </table:table-cell>
          <table:table-cell office:value-type="float" office:value="2.015343">
            <text:p>2.0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10">
            <text:p>410</text:p>
          </table:table-cell>
          <table:table-cell office:value-type="float" office:value="1.598846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20">
            <text:p>420</text:p>
          </table:table-cell>
          <table:table-cell office:value-type="float" office:value="0.061739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20">
            <text:p>420</text:p>
          </table:table-cell>
          <table:table-cell office:value-type="float" office:value="0.103556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20">
            <text:p>4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20">
            <text:p>420</text:p>
          </table:table-cell>
          <table:table-cell office:value-type="float" office:value="2.021134">
            <text:p>2.0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20">
            <text:p>420</text:p>
          </table:table-cell>
          <table:table-cell office:value-type="float" office:value="1.603884">
            <text:p>1.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30">
            <text:p>430</text:p>
          </table:table-cell>
          <table:table-cell office:value-type="float" office:value="0.066049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30">
            <text:p>430</text:p>
          </table:table-cell>
          <table:table-cell office:value-type="float" office:value="0.118074">
            <text:p>0.12</text:p>
          </table:table-cell>
          <table:table-cell/>
          <table:table-cell office:value-type="string">
            <text:p>Intel900P_II_Read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30">
            <text:p>4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30">
            <text:p>430</text:p>
          </table:table-cell>
          <table:table-cell office:value-type="float" office:value="2.030705">
            <text:p>2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30">
            <text:p>430</text:p>
          </table:table-cell>
          <table:table-cell office:value-type="float" office:value="1.612458">
            <text:p>1.6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40">
            <text:p>440</text:p>
          </table:table-cell>
          <table:table-cell office:value-type="float" office:value="0.074176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40">
            <text:p>440</text:p>
          </table:table-cell>
          <table:table-cell office:value-type="float" office:value="0.143219">
            <text:p>0.14</text:p>
          </table:table-cell>
          <table:table-cell/>
          <table:table-cell office:value-type="string">
            <text:p>Intel900P_II_Read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40">
            <text:p>4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40">
            <text:p>440</text:p>
          </table:table-cell>
          <table:table-cell office:value-type="float" office:value="2.044411">
            <text:p>2.0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40">
            <text:p>440</text:p>
          </table:table-cell>
          <table:table-cell office:value-type="float" office:value="1.625068">
            <text:p>1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50">
            <text:p>450</text:p>
          </table:table-cell>
          <table:table-cell office:value-type="float" office:value="0.08216">
            <text:p>0.0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50">
            <text:p>450</text:p>
          </table:table-cell>
          <table:table-cell office:value-type="float" office:value="0.156759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50">
            <text:p>4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50">
            <text:p>450</text:p>
          </table:table-cell>
          <table:table-cell office:value-type="float" office:value="2.077988">
            <text:p>2.0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50">
            <text:p>450</text:p>
          </table:table-cell>
          <table:table-cell office:value-type="float" office:value="1.654469">
            <text:p>1.6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60">
            <text:p>460</text:p>
          </table:table-cell>
          <table:table-cell office:value-type="float" office:value="0.084553">
            <text:p>0.0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60">
            <text:p>460</text:p>
          </table:table-cell>
          <table:table-cell office:value-type="float" office:value="0.15978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60">
            <text:p>46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60">
            <text:p>460</text:p>
          </table:table-cell>
          <table:table-cell office:value-type="float" office:value="2.163104">
            <text:p>2.1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60">
            <text:p>460</text:p>
          </table:table-cell>
          <table:table-cell office:value-type="float" office:value="1.728982">
            <text:p>1.7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70">
            <text:p>470</text:p>
          </table:table-cell>
          <table:table-cell office:value-type="float" office:value="0.0859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70">
            <text:p>470</text:p>
          </table:table-cell>
          <table:table-cell office:value-type="float" office:value="0.160819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70">
            <text:p>47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70">
            <text:p>470</text:p>
          </table:table-cell>
          <table:table-cell office:value-type="float" office:value="2.324489">
            <text:p>2.3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70">
            <text:p>470</text:p>
          </table:table-cell>
          <table:table-cell office:value-type="float" office:value="1.869589">
            <text:p>1.8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80">
            <text:p>480</text:p>
          </table:table-cell>
          <table:table-cell office:value-type="float" office:value="0.086587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80">
            <text:p>480</text:p>
          </table:table-cell>
          <table:table-cell office:value-type="float" office:value="0.161596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80">
            <text:p>4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80">
            <text:p>480</text:p>
          </table:table-cell>
          <table:table-cell office:value-type="float" office:value="2.488441">
            <text:p>2.4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80">
            <text:p>480</text:p>
          </table:table-cell>
          <table:table-cell office:value-type="float" office:value="2.012516">
            <text:p>2.0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90">
            <text:p>49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90">
            <text:p>490</text:p>
          </table:table-cell>
          <table:table-cell office:value-type="float" office:value="0.161631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490">
            <text:p>4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90">
            <text:p>490</text:p>
          </table:table-cell>
          <table:table-cell office:value-type="float" office:value="2.680712">
            <text:p>2.6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90">
            <text:p>490</text:p>
          </table:table-cell>
          <table:table-cell office:value-type="float" office:value="2.182815">
            <text:p>2.1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00">
            <text:p>50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00">
            <text:p>500</text:p>
          </table:table-cell>
          <table:table-cell office:value-type="float" office:value="0.161678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00">
            <text:p>5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0">
            <text:p>500</text:p>
          </table:table-cell>
          <table:table-cell office:value-type="float" office:value="2.901484">
            <text:p>2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0">
            <text:p>500</text:p>
          </table:table-cell>
          <table:table-cell office:value-type="float" office:value="2.380435">
            <text:p>2.3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10">
            <text:p>51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10">
            <text:p>510</text:p>
          </table:table-cell>
          <table:table-cell office:value-type="float" office:value="0.161939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10">
            <text:p>5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10">
            <text:p>510</text:p>
          </table:table-cell>
          <table:table-cell office:value-type="float" office:value="3.045651">
            <text:p>3.0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10">
            <text:p>510</text:p>
          </table:table-cell>
          <table:table-cell office:value-type="float" office:value="2.507648">
            <text:p>2.5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20">
            <text:p>52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20">
            <text:p>520</text:p>
          </table:table-cell>
          <table:table-cell office:value-type="float" office:value="0.162854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20">
            <text:p>5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20">
            <text:p>520</text:p>
          </table:table-cell>
          <table:table-cell office:value-type="float" office:value="3.122557">
            <text:p>3.1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20">
            <text:p>520</text:p>
          </table:table-cell>
          <table:table-cell office:value-type="float" office:value="2.577875">
            <text:p>2.5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30">
            <text:p>53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30">
            <text:p>530</text:p>
          </table:table-cell>
          <table:table-cell office:value-type="float" office:value="0.164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30">
            <text:p>5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30">
            <text:p>530</text:p>
          </table:table-cell>
          <table:table-cell office:value-type="float" office:value="3.163949">
            <text:p>3.1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30">
            <text:p>530</text:p>
          </table:table-cell>
          <table:table-cell office:value-type="float" office:value="2.614331">
            <text:p>2.6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40">
            <text:p>54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40">
            <text:p>540</text:p>
          </table:table-cell>
          <table:table-cell office:value-type="float" office:value="0.16458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40">
            <text:p>5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40">
            <text:p>540</text:p>
          </table:table-cell>
          <table:table-cell office:value-type="float" office:value="3.174449">
            <text:p>3.1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40">
            <text:p>540</text:p>
          </table:table-cell>
          <table:table-cell office:value-type="float" office:value="2.624298">
            <text:p>2.6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50">
            <text:p>550</text:p>
          </table:table-cell>
          <table:table-cell office:value-type="float" office:value="0.08674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50">
            <text:p>550</text:p>
          </table:table-cell>
          <table:table-cell office:value-type="float" office:value="0.164736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MEM_II_Read</text:p>
          </table:table-cell>
          <table:table-cell office:value-type="float" office:value="550">
            <text:p>5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50">
            <text:p>550</text:p>
          </table:table-cell>
          <table:table-cell office:value-type="float" office:value="3.17656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50">
            <text:p>550</text:p>
          </table:table-cell>
          <table:table-cell office:value-type="float" office:value="2.625899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60">
            <text:p>560</text:p>
          </table:table-cell>
          <table:table-cell office:value-type="float" office:value="0.087122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60">
            <text:p>560</text:p>
          </table:table-cell>
          <table:table-cell office:value-type="float" office:value="0.164799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560">
            <text:p>5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60">
            <text:p>560</text:p>
          </table:table-cell>
          <table:table-cell office:value-type="float" office:value="3.17680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60">
            <text:p>560</text:p>
          </table:table-cell>
          <table:table-cell office:value-type="float" office:value="2.626126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70">
            <text:p>570</text:p>
          </table:table-cell>
          <table:table-cell office:value-type="float" office:value="0.089044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70">
            <text:p>570</text:p>
          </table:table-cell>
          <table:table-cell office:value-type="float" office:value="0.166413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570">
            <text:p>5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70">
            <text:p>570</text:p>
          </table:table-cell>
          <table:table-cell office:value-type="float" office:value="3.17680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70">
            <text:p>570</text:p>
          </table:table-cell>
          <table:table-cell office:value-type="float" office:value="2.62614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80">
            <text:p>580</text:p>
          </table:table-cell>
          <table:table-cell office:value-type="float" office:value="0.094277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80">
            <text:p>580</text:p>
          </table:table-cell>
          <table:table-cell office:value-type="float" office:value="0.167687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580">
            <text:p>5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80">
            <text:p>580</text:p>
          </table:table-cell>
          <table:table-cell office:value-type="float" office:value="3.17682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80">
            <text:p>580</text:p>
          </table:table-cell>
          <table:table-cell office:value-type="float" office:value="2.62614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90">
            <text:p>590</text:p>
          </table:table-cell>
          <table:table-cell office:value-type="float" office:value="0.099141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90">
            <text:p>590</text:p>
          </table:table-cell>
          <table:table-cell office:value-type="float" office:value="0.173805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590">
            <text:p>5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90">
            <text:p>590</text:p>
          </table:table-cell>
          <table:table-cell office:value-type="float" office:value="3.17682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90">
            <text:p>590</text:p>
          </table:table-cell>
          <table:table-cell office:value-type="float" office:value="2.62614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00">
            <text:p>60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00">
            <text:p>600</text:p>
          </table:table-cell>
          <table:table-cell office:value-type="float" office:value="0.195646">
            <text:p>0.2</text:p>
          </table:table-cell>
          <table:table-cell/>
          <table:table-cell office:value-type="string">
            <text:p>Intel900P_II_Read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00">
            <text:p>6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0">
            <text:p>600</text:p>
          </table:table-cell>
          <table:table-cell office:value-type="float" office:value="3.176862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0">
            <text:p>600</text:p>
          </table:table-cell>
          <table:table-cell office:value-type="float" office:value="2.626174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10">
            <text:p>61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10">
            <text:p>610</text:p>
          </table:table-cell>
          <table:table-cell office:value-type="float" office:value="0.261565">
            <text:p>0.26</text:p>
          </table:table-cell>
          <table:table-cell/>
          <table:table-cell office:value-type="string">
            <text:p>Intel900P_II_Read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10">
            <text:p>6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10">
            <text:p>610</text:p>
          </table:table-cell>
          <table:table-cell office:value-type="float" office:value="3.176944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10">
            <text:p>610</text:p>
          </table:table-cell>
          <table:table-cell office:value-type="float" office:value="2.626358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20">
            <text:p>620</text:p>
          </table:table-cell>
          <table:table-cell office:value-type="float" office:value="0.100264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20">
            <text:p>620</text:p>
          </table:table-cell>
          <table:table-cell office:value-type="float" office:value="0.278485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20">
            <text:p>6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20">
            <text:p>620</text:p>
          </table:table-cell>
          <table:table-cell office:value-type="float" office:value="3.177317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20">
            <text:p>620</text:p>
          </table:table-cell>
          <table:table-cell office:value-type="float" office:value="2.62671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30">
            <text:p>630</text:p>
          </table:table-cell>
          <table:table-cell office:value-type="float" office:value="0.100564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30">
            <text:p>630</text:p>
          </table:table-cell>
          <table:table-cell office:value-type="float" office:value="0.285602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30">
            <text:p>6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30">
            <text:p>630</text:p>
          </table:table-cell>
          <table:table-cell office:value-type="float" office:value="3.178764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30">
            <text:p>630</text:p>
          </table:table-cell>
          <table:table-cell office:value-type="float" office:value="2.627965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40">
            <text:p>640</text:p>
          </table:table-cell>
          <table:table-cell office:value-type="float" office:value="0.102345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40">
            <text:p>640</text:p>
          </table:table-cell>
          <table:table-cell office:value-type="float" office:value="0.290204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40">
            <text:p>6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40">
            <text:p>640</text:p>
          </table:table-cell>
          <table:table-cell office:value-type="float" office:value="3.182467">
            <text:p>3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40">
            <text:p>640</text:p>
          </table:table-cell>
          <table:table-cell office:value-type="float" office:value="2.631097">
            <text:p>2.6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50">
            <text:p>650</text:p>
          </table:table-cell>
          <table:table-cell office:value-type="float" office:value="0.106744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50">
            <text:p>650</text:p>
          </table:table-cell>
          <table:table-cell office:value-type="float" office:value="0.292534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50">
            <text:p>6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50">
            <text:p>650</text:p>
          </table:table-cell>
          <table:table-cell office:value-type="float" office:value="3.189723">
            <text:p>3.1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50">
            <text:p>650</text:p>
          </table:table-cell>
          <table:table-cell office:value-type="float" office:value="2.637203">
            <text:p>2.64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60">
            <text:p>660</text:p>
          </table:table-cell>
          <table:table-cell office:value-type="float" office:value="0.113759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60">
            <text:p>660</text:p>
          </table:table-cell>
          <table:table-cell office:value-type="float" office:value="0.293625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60">
            <text:p>6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60">
            <text:p>660</text:p>
          </table:table-cell>
          <table:table-cell office:value-type="float" office:value="3.201076">
            <text:p>3.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60">
            <text:p>660</text:p>
          </table:table-cell>
          <table:table-cell office:value-type="float" office:value="2.647186">
            <text:p>2.6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70">
            <text:p>670</text:p>
          </table:table-cell>
          <table:table-cell office:value-type="float" office:value="0.128411">
            <text:p>0.1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70">
            <text:p>670</text:p>
          </table:table-cell>
          <table:table-cell office:value-type="float" office:value="0.294802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70">
            <text:p>6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70">
            <text:p>670</text:p>
          </table:table-cell>
          <table:table-cell office:value-type="float" office:value="3.217407">
            <text:p>3.2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70">
            <text:p>670</text:p>
          </table:table-cell>
          <table:table-cell office:value-type="float" office:value="2.662581">
            <text:p>2.6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80">
            <text:p>680</text:p>
          </table:table-cell>
          <table:table-cell office:value-type="float" office:value="0.136896">
            <text:p>0.1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80">
            <text:p>680</text:p>
          </table:table-cell>
          <table:table-cell office:value-type="float" office:value="0.29595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80">
            <text:p>6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80">
            <text:p>680</text:p>
          </table:table-cell>
          <table:table-cell office:value-type="float" office:value="3.247673">
            <text:p>3.2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80">
            <text:p>680</text:p>
          </table:table-cell>
          <table:table-cell office:value-type="float" office:value="2.688173">
            <text:p>2.6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90">
            <text:p>690</text:p>
          </table:table-cell>
          <table:table-cell office:value-type="float" office:value="0.142185">
            <text:p>0.1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90">
            <text:p>690</text:p>
          </table:table-cell>
          <table:table-cell office:value-type="float" office:value="0.296403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690">
            <text:p>6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90">
            <text:p>690</text:p>
          </table:table-cell>
          <table:table-cell office:value-type="float" office:value="3.303735">
            <text:p>3.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90">
            <text:p>690</text:p>
          </table:table-cell>
          <table:table-cell office:value-type="float" office:value="2.736288">
            <text:p>2.74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00">
            <text:p>700</text:p>
          </table:table-cell>
          <table:table-cell office:value-type="float" office:value="0.145124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00">
            <text:p>700</text:p>
          </table:table-cell>
          <table:table-cell office:value-type="float" office:value="0.296529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00">
            <text:p>7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0">
            <text:p>700</text:p>
          </table:table-cell>
          <table:table-cell office:value-type="float" office:value="3.396968">
            <text:p>3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0">
            <text:p>700</text:p>
          </table:table-cell>
          <table:table-cell office:value-type="float" office:value="2.819537">
            <text:p>2.8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10">
            <text:p>710</text:p>
          </table:table-cell>
          <table:table-cell office:value-type="float" office:value="0.146441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10">
            <text:p>710</text:p>
          </table:table-cell>
          <table:table-cell office:value-type="float" office:value="0.296543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10">
            <text:p>7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10">
            <text:p>710</text:p>
          </table:table-cell>
          <table:table-cell office:value-type="float" office:value="3.502753">
            <text:p>3.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10">
            <text:p>710</text:p>
          </table:table-cell>
          <table:table-cell office:value-type="float" office:value="2.912298">
            <text:p>2.9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20">
            <text:p>720</text:p>
          </table:table-cell>
          <table:table-cell office:value-type="float" office:value="0.147274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20">
            <text:p>72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20">
            <text:p>7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20">
            <text:p>720</text:p>
          </table:table-cell>
          <table:table-cell office:value-type="float" office:value="3.603935">
            <text:p>3.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20">
            <text:p>720</text:p>
          </table:table-cell>
          <table:table-cell office:value-type="float" office:value="3.000183">
            <text:p>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30">
            <text:p>730</text:p>
          </table:table-cell>
          <table:table-cell office:value-type="float" office:value="0.1478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30">
            <text:p>73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30">
            <text:p>7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30">
            <text:p>730</text:p>
          </table:table-cell>
          <table:table-cell office:value-type="float" office:value="3.737276">
            <text:p>3.7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30">
            <text:p>730</text:p>
          </table:table-cell>
          <table:table-cell office:value-type="float" office:value="3.112751">
            <text:p>3.1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40">
            <text:p>740</text:p>
          </table:table-cell>
          <table:table-cell office:value-type="float" office:value="0.14823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40">
            <text:p>74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40">
            <text:p>7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40">
            <text:p>740</text:p>
          </table:table-cell>
          <table:table-cell office:value-type="float" office:value="3.897686">
            <text:p>3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40">
            <text:p>740</text:p>
          </table:table-cell>
          <table:table-cell office:value-type="float" office:value="3.255738">
            <text:p>3.2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50">
            <text:p>750</text:p>
          </table:table-cell>
          <table:table-cell office:value-type="float" office:value="0.148481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50">
            <text:p>750</text:p>
          </table:table-cell>
          <table:table-cell office:value-type="float" office:value="0.296604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50">
            <text:p>7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50">
            <text:p>750</text:p>
          </table:table-cell>
          <table:table-cell office:value-type="float" office:value="4.082847">
            <text:p>4.0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50">
            <text:p>750</text:p>
          </table:table-cell>
          <table:table-cell office:value-type="float" office:value="3.418094">
            <text:p>3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60">
            <text:p>760</text:p>
          </table:table-cell>
          <table:table-cell office:value-type="float" office:value="0.148537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60">
            <text:p>760</text:p>
          </table:table-cell>
          <table:table-cell office:value-type="float" office:value="0.296759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60">
            <text:p>7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60">
            <text:p>760</text:p>
          </table:table-cell>
          <table:table-cell office:value-type="float" office:value="4.293406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60">
            <text:p>760</text:p>
          </table:table-cell>
          <table:table-cell office:value-type="float" office:value="3.605327">
            <text:p>3.6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70">
            <text:p>77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70">
            <text:p>770</text:p>
          </table:table-cell>
          <table:table-cell office:value-type="float" office:value="0.297209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70">
            <text:p>7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70">
            <text:p>770</text:p>
          </table:table-cell>
          <table:table-cell office:value-type="float" office:value="4.521791">
            <text:p>4.5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70">
            <text:p>770</text:p>
          </table:table-cell>
          <table:table-cell office:value-type="float" office:value="3.806474">
            <text:p>3.8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80">
            <text:p>78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80">
            <text:p>780</text:p>
          </table:table-cell>
          <table:table-cell office:value-type="float" office:value="0.297943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80">
            <text:p>7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80">
            <text:p>780</text:p>
          </table:table-cell>
          <table:table-cell office:value-type="float" office:value="4.685655">
            <text:p>4.6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80">
            <text:p>780</text:p>
          </table:table-cell>
          <table:table-cell office:value-type="float" office:value="3.955471">
            <text:p>3.9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90">
            <text:p>79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90">
            <text:p>790</text:p>
          </table:table-cell>
          <table:table-cell office:value-type="float" office:value="0.299168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790">
            <text:p>7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90">
            <text:p>790</text:p>
          </table:table-cell>
          <table:table-cell office:value-type="float" office:value="4.771949">
            <text:p>4.7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90">
            <text:p>790</text:p>
          </table:table-cell>
          <table:table-cell office:value-type="float" office:value="4.032094">
            <text:p>4.0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00">
            <text:p>80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00">
            <text:p>800</text:p>
          </table:table-cell>
          <table:table-cell office:value-type="float" office:value="0.301972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800">
            <text:p>8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0">
            <text:p>800</text:p>
          </table:table-cell>
          <table:table-cell office:value-type="float" office:value="4.814602">
            <text:p>4.8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0">
            <text:p>800</text:p>
          </table:table-cell>
          <table:table-cell office:value-type="float" office:value="4.071313">
            <text:p>4.0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10">
            <text:p>81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10">
            <text:p>810</text:p>
          </table:table-cell>
          <table:table-cell office:value-type="float" office:value="0.303115">
            <text:p>0.3</text:p>
          </table:table-cell>
          <table:table-cell/>
          <table:table-cell office:value-type="string">
            <text:p>Intel900P_II_Read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MEM_II_Read</text:p>
          </table:table-cell>
          <table:table-cell office:value-type="float" office:value="810">
            <text:p>8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10">
            <text:p>810</text:p>
          </table:table-cell>
          <table:table-cell office:value-type="float" office:value="4.845161">
            <text:p>4.8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10">
            <text:p>810</text:p>
          </table:table-cell>
          <table:table-cell office:value-type="float" office:value="4.098552">
            <text:p>4.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20">
            <text:p>82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20">
            <text:p>820</text:p>
          </table:table-cell>
          <table:table-cell office:value-type="float" office:value="0.317855">
            <text:p>0.32</text:p>
          </table:table-cell>
          <table:table-cell/>
          <table:table-cell office:value-type="string">
            <text:p>Intel900P_II_Read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20">
            <text:p>8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20">
            <text:p>820</text:p>
          </table:table-cell>
          <table:table-cell office:value-type="float" office:value="4.868554">
            <text:p>4.8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20">
            <text:p>820</text:p>
          </table:table-cell>
          <table:table-cell office:value-type="float" office:value="4.120013">
            <text:p>4.1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30">
            <text:p>830</text:p>
          </table:table-cell>
          <table:table-cell office:value-type="float" office:value="0.148549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30">
            <text:p>830</text:p>
          </table:table-cell>
          <table:table-cell office:value-type="float" office:value="0.412337">
            <text:p>0.41</text:p>
          </table:table-cell>
          <table:table-cell/>
          <table:table-cell office:value-type="string">
            <text:p>Intel900P_II_Read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30">
            <text:p>8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30">
            <text:p>830</text:p>
          </table:table-cell>
          <table:table-cell office:value-type="float" office:value="4.885835">
            <text:p>4.8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30">
            <text:p>830</text:p>
          </table:table-cell>
          <table:table-cell office:value-type="float" office:value="4.136652">
            <text:p>4.14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40">
            <text:p>840</text:p>
          </table:table-cell>
          <table:table-cell office:value-type="float" office:value="0.148637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40">
            <text:p>840</text:p>
          </table:table-cell>
          <table:table-cell office:value-type="float" office:value="0.460721">
            <text:p>0.46</text:p>
          </table:table-cell>
          <table:table-cell/>
          <table:table-cell office:value-type="string">
            <text:p>Intel900P_II_Read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40">
            <text:p>8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40">
            <text:p>840</text:p>
          </table:table-cell>
          <table:table-cell office:value-type="float" office:value="4.89816">
            <text:p>4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40">
            <text:p>840</text:p>
          </table:table-cell>
          <table:table-cell office:value-type="float" office:value="4.147009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50">
            <text:p>850</text:p>
          </table:table-cell>
          <table:table-cell office:value-type="float" office:value="0.149155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50">
            <text:p>850</text:p>
          </table:table-cell>
          <table:table-cell office:value-type="float" office:value="0.483354">
            <text:p>0.48</text:p>
          </table:table-cell>
          <table:table-cell/>
          <table:table-cell office:value-type="string">
            <text:p>Intel900P_II_Read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50">
            <text:p>8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50">
            <text:p>850</text:p>
          </table:table-cell>
          <table:table-cell office:value-type="float" office:value="4.903286">
            <text:p>4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50">
            <text:p>850</text:p>
          </table:table-cell>
          <table:table-cell office:value-type="float" office:value="4.151492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60">
            <text:p>860</text:p>
          </table:table-cell>
          <table:table-cell office:value-type="float" office:value="0.15086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60">
            <text:p>860</text:p>
          </table:table-cell>
          <table:table-cell office:value-type="float" office:value="0.494121">
            <text:p>0.49</text:p>
          </table:table-cell>
          <table:table-cell/>
          <table:table-cell office:value-type="string">
            <text:p>Intel900P_II_Read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60">
            <text:p>8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60">
            <text:p>860</text:p>
          </table:table-cell>
          <table:table-cell office:value-type="float" office:value="4.904923">
            <text:p>4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60">
            <text:p>860</text:p>
          </table:table-cell>
          <table:table-cell office:value-type="float" office:value="4.15265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70">
            <text:p>870</text:p>
          </table:table-cell>
          <table:table-cell office:value-type="float" office:value="0.155229">
            <text:p>0.1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70">
            <text:p>870</text:p>
          </table:table-cell>
          <table:table-cell office:value-type="float" office:value="0.501337">
            <text:p>0.5</text:p>
          </table:table-cell>
          <table:table-cell/>
          <table:table-cell office:value-type="string">
            <text:p>Intel900P_II_Read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70">
            <text:p>8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70">
            <text:p>870</text:p>
          </table:table-cell>
          <table:table-cell office:value-type="float" office:value="4.90541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70">
            <text:p>870</text:p>
          </table:table-cell>
          <table:table-cell office:value-type="float" office:value="4.153236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80">
            <text:p>880</text:p>
          </table:table-cell>
          <table:table-cell office:value-type="float" office:value="0.161814">
            <text:p>0.1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80">
            <text:p>880</text:p>
          </table:table-cell>
          <table:table-cell office:value-type="float" office:value="0.505811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80">
            <text:p>8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80">
            <text:p>880</text:p>
          </table:table-cell>
          <table:table-cell office:value-type="float" office:value="4.905582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80">
            <text:p>880</text:p>
          </table:table-cell>
          <table:table-cell office:value-type="float" office:value="4.15334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90">
            <text:p>890</text:p>
          </table:table-cell>
          <table:table-cell office:value-type="float" office:value="0.165798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90">
            <text:p>890</text:p>
          </table:table-cell>
          <table:table-cell office:value-type="float" office:value="0.508514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890">
            <text:p>8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90">
            <text:p>890</text:p>
          </table:table-cell>
          <table:table-cell office:value-type="float" office:value="4.905608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90">
            <text:p>890</text:p>
          </table:table-cell>
          <table:table-cell office:value-type="float" office:value="4.15341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00">
            <text:p>900</text:p>
          </table:table-cell>
          <table:table-cell office:value-type="float" office:value="0.166663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00">
            <text:p>900</text:p>
          </table:table-cell>
          <table:table-cell office:value-type="float" office:value="0.510185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00">
            <text:p>9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0">
            <text:p>900</text:p>
          </table:table-cell>
          <table:table-cell office:value-type="float" office:value="4.905638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0">
            <text:p>900</text:p>
          </table:table-cell>
          <table:table-cell office:value-type="float" office:value="4.15341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10">
            <text:p>910</text:p>
          </table:table-cell>
          <table:table-cell office:value-type="float" office:value="0.166711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10">
            <text:p>910</text:p>
          </table:table-cell>
          <table:table-cell office:value-type="float" office:value="0.511188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10">
            <text:p>9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10">
            <text:p>910</text:p>
          </table:table-cell>
          <table:table-cell office:value-type="float" office:value="4.905784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10">
            <text:p>910</text:p>
          </table:table-cell>
          <table:table-cell office:value-type="float" office:value="4.1534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20">
            <text:p>920</text:p>
          </table:table-cell>
          <table:table-cell office:value-type="float" office:value="0.166725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20">
            <text:p>920</text:p>
          </table:table-cell>
          <table:table-cell office:value-type="float" office:value="0.512151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20">
            <text:p>9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20">
            <text:p>920</text:p>
          </table:table-cell>
          <table:table-cell office:value-type="float" office:value="4.906063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20">
            <text:p>920</text:p>
          </table:table-cell>
          <table:table-cell office:value-type="float" office:value="4.153664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30">
            <text:p>930</text:p>
          </table:table-cell>
          <table:table-cell office:value-type="float" office:value="0.166772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30">
            <text:p>930</text:p>
          </table:table-cell>
          <table:table-cell office:value-type="float" office:value="0.512858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30">
            <text:p>9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30">
            <text:p>930</text:p>
          </table:table-cell>
          <table:table-cell office:value-type="float" office:value="4.906589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30">
            <text:p>930</text:p>
          </table:table-cell>
          <table:table-cell office:value-type="float" office:value="4.154156">
            <text:p>4.1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40">
            <text:p>940</text:p>
          </table:table-cell>
          <table:table-cell office:value-type="float" office:value="0.166988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40">
            <text:p>940</text:p>
          </table:table-cell>
          <table:table-cell office:value-type="float" office:value="0.513647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40">
            <text:p>9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40">
            <text:p>940</text:p>
          </table:table-cell>
          <table:table-cell office:value-type="float" office:value="4.90782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40">
            <text:p>940</text:p>
          </table:table-cell>
          <table:table-cell office:value-type="float" office:value="4.155643">
            <text:p>4.1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50">
            <text:p>950</text:p>
          </table:table-cell>
          <table:table-cell office:value-type="float" office:value="0.167696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50">
            <text:p>950</text:p>
          </table:table-cell>
          <table:table-cell office:value-type="float" office:value="0.514251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50">
            <text:p>9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50">
            <text:p>950</text:p>
          </table:table-cell>
          <table:table-cell office:value-type="float" office:value="4.91083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50">
            <text:p>950</text:p>
          </table:table-cell>
          <table:table-cell office:value-type="float" office:value="4.157879">
            <text:p>4.1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60">
            <text:p>960</text:p>
          </table:table-cell>
          <table:table-cell office:value-type="float" office:value="0.169725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60">
            <text:p>960</text:p>
          </table:table-cell>
          <table:table-cell office:value-type="float" office:value="0.514639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60">
            <text:p>9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60">
            <text:p>960</text:p>
          </table:table-cell>
          <table:table-cell office:value-type="float" office:value="4.914935">
            <text:p>4.9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60">
            <text:p>960</text:p>
          </table:table-cell>
          <table:table-cell office:value-type="float" office:value="4.161255">
            <text:p>4.1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70">
            <text:p>970</text:p>
          </table:table-cell>
          <table:table-cell office:value-type="float" office:value="0.173667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70">
            <text:p>970</text:p>
          </table:table-cell>
          <table:table-cell office:value-type="float" office:value="0.514806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70">
            <text:p>9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70">
            <text:p>970</text:p>
          </table:table-cell>
          <table:table-cell office:value-type="float" office:value="4.921808">
            <text:p>4.9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70">
            <text:p>970</text:p>
          </table:table-cell>
          <table:table-cell office:value-type="float" office:value="4.167129">
            <text:p>4.1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80">
            <text:p>980</text:p>
          </table:table-cell>
          <table:table-cell office:value-type="float" office:value="0.17979">
            <text:p>0.1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80">
            <text:p>980</text:p>
          </table:table-cell>
          <table:table-cell office:value-type="float" office:value="0.514873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80">
            <text:p>9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80">
            <text:p>980</text:p>
          </table:table-cell>
          <table:table-cell office:value-type="float" office:value="4.932781">
            <text:p>4.9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80">
            <text:p>980</text:p>
          </table:table-cell>
          <table:table-cell office:value-type="float" office:value="4.177022">
            <text:p>4.1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90">
            <text:p>990</text:p>
          </table:table-cell>
          <table:table-cell office:value-type="float" office:value="0.200329">
            <text:p>0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90">
            <text:p>990</text:p>
          </table:table-cell>
          <table:table-cell office:value-type="float" office:value="0.51491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990">
            <text:p>9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90">
            <text:p>990</text:p>
          </table:table-cell>
          <table:table-cell office:value-type="float" office:value="4.946843">
            <text:p>4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90">
            <text:p>990</text:p>
          </table:table-cell>
          <table:table-cell office:value-type="float" office:value="4.189648">
            <text:p>4.1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00">
            <text:p>1000</text:p>
          </table:table-cell>
          <table:table-cell office:value-type="float" office:value="0.21148">
            <text:p>0.2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00">
            <text:p>1000</text:p>
          </table:table-cell>
          <table:table-cell office:value-type="float" office:value="0.514997">
            <text:p>0.51</text:p>
          </table:table-cell>
          <table:table-cell/>
          <table:table-cell office:value-type="string">
            <text:p>Intel900P_II_Read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00">
            <text:p>10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0">
            <text:p>1000</text:p>
          </table:table-cell>
          <table:table-cell office:value-type="float" office:value="4.963739">
            <text:p>4.9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0">
            <text:p>1000</text:p>
          </table:table-cell>
          <table:table-cell office:value-type="float" office:value="4.204103">
            <text:p>4.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10">
            <text:p>1010</text:p>
          </table:table-cell>
          <table:table-cell office:value-type="float" office:value="0.221967">
            <text:p>0.2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10">
            <text:p>1010</text:p>
          </table:table-cell>
          <table:table-cell office:value-type="float" office:value="0.51533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10">
            <text:p>10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10">
            <text:p>1010</text:p>
          </table:table-cell>
          <table:table-cell office:value-type="float" office:value="4.987496">
            <text:p>4.9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10">
            <text:p>1010</text:p>
          </table:table-cell>
          <table:table-cell office:value-type="float" office:value="4.225565">
            <text:p>4.2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20">
            <text:p>1020</text:p>
          </table:table-cell>
          <table:table-cell office:value-type="float" office:value="0.230357">
            <text:p>0.2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20">
            <text:p>1020</text:p>
          </table:table-cell>
          <table:table-cell office:value-type="float" office:value="0.515613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20">
            <text:p>10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20">
            <text:p>1020</text:p>
          </table:table-cell>
          <table:table-cell office:value-type="float" office:value="5.028271">
            <text:p>5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20">
            <text:p>1020</text:p>
          </table:table-cell>
          <table:table-cell office:value-type="float" office:value="4.259462">
            <text:p>4.2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30">
            <text:p>1030</text:p>
          </table:table-cell>
          <table:table-cell office:value-type="float" office:value="0.235822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30">
            <text:p>1030</text:p>
          </table:table-cell>
          <table:table-cell office:value-type="float" office:value="0.517067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30">
            <text:p>10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30">
            <text:p>1030</text:p>
          </table:table-cell>
          <table:table-cell office:value-type="float" office:value="5.082031">
            <text:p>5.0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30">
            <text:p>1030</text:p>
          </table:table-cell>
          <table:table-cell office:value-type="float" office:value="4.3049">
            <text:p>4.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40">
            <text:p>1040</text:p>
          </table:table-cell>
          <table:table-cell office:value-type="float" office:value="0.239566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40">
            <text:p>1040</text:p>
          </table:table-cell>
          <table:table-cell office:value-type="float" office:value="0.517454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40">
            <text:p>10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40">
            <text:p>1040</text:p>
          </table:table-cell>
          <table:table-cell office:value-type="float" office:value="5.137802">
            <text:p>5.1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40">
            <text:p>1040</text:p>
          </table:table-cell>
          <table:table-cell office:value-type="float" office:value="4.35476">
            <text:p>4.3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50">
            <text:p>1050</text:p>
          </table:table-cell>
          <table:table-cell office:value-type="float" office:value="0.241846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50">
            <text:p>1050</text:p>
          </table:table-cell>
          <table:table-cell office:value-type="float" office:value="0.517777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50">
            <text:p>10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50">
            <text:p>1050</text:p>
          </table:table-cell>
          <table:table-cell office:value-type="float" office:value="5.196427">
            <text:p>5.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50">
            <text:p>1050</text:p>
          </table:table-cell>
          <table:table-cell office:value-type="float" office:value="4.405987">
            <text:p>4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60">
            <text:p>1060</text:p>
          </table:table-cell>
          <table:table-cell office:value-type="float" office:value="0.24324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60">
            <text:p>1060</text:p>
          </table:table-cell>
          <table:table-cell office:value-type="float" office:value="0.51824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60">
            <text:p>10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60">
            <text:p>1060</text:p>
          </table:table-cell>
          <table:table-cell office:value-type="float" office:value="5.276624">
            <text:p>5.2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60">
            <text:p>1060</text:p>
          </table:table-cell>
          <table:table-cell office:value-type="float" office:value="4.478128">
            <text:p>4.4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70">
            <text:p>1070</text:p>
          </table:table-cell>
          <table:table-cell office:value-type="float" office:value="0.24412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70">
            <text:p>1070</text:p>
          </table:table-cell>
          <table:table-cell office:value-type="float" office:value="0.519138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70">
            <text:p>10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70">
            <text:p>1070</text:p>
          </table:table-cell>
          <table:table-cell office:value-type="float" office:value="5.383795">
            <text:p>5.3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70">
            <text:p>1070</text:p>
          </table:table-cell>
          <table:table-cell office:value-type="float" office:value="4.574525">
            <text:p>4.5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80">
            <text:p>1080</text:p>
          </table:table-cell>
          <table:table-cell office:value-type="float" office:value="0.244762">
            <text:p>0.2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80">
            <text:p>1080</text:p>
          </table:table-cell>
          <table:table-cell office:value-type="float" office:value="0.520494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80">
            <text:p>10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80">
            <text:p>1080</text:p>
          </table:table-cell>
          <table:table-cell office:value-type="float" office:value="5.497209">
            <text:p>5.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80">
            <text:p>1080</text:p>
          </table:table-cell>
          <table:table-cell office:value-type="float" office:value="4.671482">
            <text:p>4.6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90">
            <text:p>1090</text:p>
          </table:table-cell>
          <table:table-cell office:value-type="float" office:value="0.24505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90">
            <text:p>1090</text:p>
          </table:table-cell>
          <table:table-cell office:value-type="float" office:value="0.522371">
            <text:p>0.52</text:p>
          </table:table-cell>
          <table:table-cell/>
          <table:table-cell office:value-type="string">
            <text:p>Intel900P_II_Read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090">
            <text:p>10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90">
            <text:p>1090</text:p>
          </table:table-cell>
          <table:table-cell office:value-type="float" office:value="5.603292">
            <text:p>5.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90">
            <text:p>1090</text:p>
          </table:table-cell>
          <table:table-cell office:value-type="float" office:value="4.76386">
            <text:p>4.7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00">
            <text:p>1100</text:p>
          </table:table-cell>
          <table:table-cell office:value-type="float" office:value="0.24519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00">
            <text:p>1100</text:p>
          </table:table-cell>
          <table:table-cell office:value-type="float" office:value="0.525582">
            <text:p>0.53</text:p>
          </table:table-cell>
          <table:table-cell/>
          <table:table-cell office:value-type="string">
            <text:p>Intel900P_II_Read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00">
            <text:p>11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0">
            <text:p>1100</text:p>
          </table:table-cell>
          <table:table-cell office:value-type="float" office:value="5.720367">
            <text:p>5.7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0">
            <text:p>1100</text:p>
          </table:table-cell>
          <table:table-cell office:value-type="float" office:value="4.867003">
            <text:p>4.8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10">
            <text:p>1110</text:p>
          </table:table-cell>
          <table:table-cell office:value-type="float" office:value="0.245297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10">
            <text:p>1110</text:p>
          </table:table-cell>
          <table:table-cell office:value-type="float" office:value="0.526235">
            <text:p>0.53</text:p>
          </table:table-cell>
          <table:table-cell/>
          <table:table-cell office:value-type="string">
            <text:p>Intel900P_II_Read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10">
            <text:p>11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10">
            <text:p>1110</text:p>
          </table:table-cell>
          <table:table-cell office:value-type="float" office:value="5.860576">
            <text:p>5.8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10">
            <text:p>1110</text:p>
          </table:table-cell>
          <table:table-cell office:value-type="float" office:value="4.988851">
            <text:p>4.9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20">
            <text:p>1120</text:p>
          </table:table-cell>
          <table:table-cell office:value-type="float" office:value="0.245361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20">
            <text:p>1120</text:p>
          </table:table-cell>
          <table:table-cell office:value-type="float" office:value="0.529875">
            <text:p>0.53</text:p>
          </table:table-cell>
          <table:table-cell/>
          <table:table-cell office:value-type="string">
            <text:p>Intel900P_II_Read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20">
            <text:p>11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20">
            <text:p>1120</text:p>
          </table:table-cell>
          <table:table-cell office:value-type="float" office:value="6.017112">
            <text:p>6.0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20">
            <text:p>1120</text:p>
          </table:table-cell>
          <table:table-cell office:value-type="float" office:value="5.126927">
            <text:p>5.1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30">
            <text:p>1130</text:p>
          </table:table-cell>
          <table:table-cell office:value-type="float" office:value="0.245379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30">
            <text:p>1130</text:p>
          </table:table-cell>
          <table:table-cell office:value-type="float" office:value="0.54492">
            <text:p>0.54</text:p>
          </table:table-cell>
          <table:table-cell/>
          <table:table-cell office:value-type="string">
            <text:p>Intel900P_II_Read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30">
            <text:p>11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30">
            <text:p>1130</text:p>
          </table:table-cell>
          <table:table-cell office:value-type="float" office:value="6.193096">
            <text:p>6.1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30">
            <text:p>1130</text:p>
          </table:table-cell>
          <table:table-cell office:value-type="float" office:value="5.277875">
            <text:p>5.2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40">
            <text:p>114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40">
            <text:p>1140</text:p>
          </table:table-cell>
          <table:table-cell office:value-type="float" office:value="0.687142">
            <text:p>0.69</text:p>
          </table:table-cell>
          <table:table-cell/>
          <table:table-cell office:value-type="string">
            <text:p>Intel900P_II_Read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40">
            <text:p>11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40">
            <text:p>1140</text:p>
          </table:table-cell>
          <table:table-cell office:value-type="float" office:value="6.384503">
            <text:p>6.3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40">
            <text:p>1140</text:p>
          </table:table-cell>
          <table:table-cell office:value-type="float" office:value="5.445702">
            <text:p>5.4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50">
            <text:p>115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50">
            <text:p>1150</text:p>
          </table:table-cell>
          <table:table-cell office:value-type="float" office:value="0.746327">
            <text:p>0.75</text:p>
          </table:table-cell>
          <table:table-cell/>
          <table:table-cell office:value-type="string">
            <text:p>Intel900P_II_Read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50">
            <text:p>11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50">
            <text:p>1150</text:p>
          </table:table-cell>
          <table:table-cell office:value-type="float" office:value="6.581285">
            <text:p>6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50">
            <text:p>1150</text:p>
          </table:table-cell>
          <table:table-cell office:value-type="float" office:value="5.616372">
            <text:p>5.6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60">
            <text:p>116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60">
            <text:p>1160</text:p>
          </table:table-cell>
          <table:table-cell office:value-type="float" office:value="0.78539">
            <text:p>0.79</text:p>
          </table:table-cell>
          <table:table-cell/>
          <table:table-cell office:value-type="string">
            <text:p>Intel900P_II_Read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60">
            <text:p>11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60">
            <text:p>1160</text:p>
          </table:table-cell>
          <table:table-cell office:value-type="float" office:value="6.750317">
            <text:p>6.7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60">
            <text:p>1160</text:p>
          </table:table-cell>
          <table:table-cell office:value-type="float" office:value="5.767434">
            <text:p>5.7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70">
            <text:p>117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70">
            <text:p>1170</text:p>
          </table:table-cell>
          <table:table-cell office:value-type="float" office:value="0.810686">
            <text:p>0.81</text:p>
          </table:table-cell>
          <table:table-cell/>
          <table:table-cell office:value-type="string">
            <text:p>Intel900P_II_Read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70">
            <text:p>11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70">
            <text:p>1170</text:p>
          </table:table-cell>
          <table:table-cell office:value-type="float" office:value="6.888984">
            <text:p>6.8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70">
            <text:p>1170</text:p>
          </table:table-cell>
          <table:table-cell office:value-type="float" office:value="5.895185">
            <text:p>5.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80">
            <text:p>118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80">
            <text:p>1180</text:p>
          </table:table-cell>
          <table:table-cell office:value-type="float" office:value="0.825632">
            <text:p>0.83</text:p>
          </table:table-cell>
          <table:table-cell/>
          <table:table-cell office:value-type="string">
            <text:p>Intel900P_II_Read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MEM_II_Read</text:p>
          </table:table-cell>
          <table:table-cell office:value-type="float" office:value="1180">
            <text:p>11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80">
            <text:p>1180</text:p>
          </table:table-cell>
          <table:table-cell office:value-type="float" office:value="7.014216">
            <text:p>7.0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80">
            <text:p>1180</text:p>
          </table:table-cell>
          <table:table-cell office:value-type="float" office:value="6.009466">
            <text:p>6.0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90">
            <text:p>119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90">
            <text:p>1190</text:p>
          </table:table-cell>
          <table:table-cell office:value-type="float" office:value="0.834313">
            <text:p>0.83</text:p>
          </table:table-cell>
          <table:table-cell/>
          <table:table-cell office:value-type="string">
            <text:p>Intel900P_II_Read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190">
            <text:p>11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90">
            <text:p>1190</text:p>
          </table:table-cell>
          <table:table-cell office:value-type="float" office:value="7.13211">
            <text:p>7.1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90">
            <text:p>1190</text:p>
          </table:table-cell>
          <table:table-cell office:value-type="float" office:value="6.115188">
            <text:p>6.1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00">
            <text:p>120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00">
            <text:p>1200</text:p>
          </table:table-cell>
          <table:table-cell office:value-type="float" office:value="0.840042">
            <text:p>0.84</text:p>
          </table:table-cell>
          <table:table-cell/>
          <table:table-cell office:value-type="string">
            <text:p>Intel900P_II_Read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00">
            <text:p>12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0">
            <text:p>1200</text:p>
          </table:table-cell>
          <table:table-cell office:value-type="float" office:value="7.230888">
            <text:p>7.2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0">
            <text:p>1200</text:p>
          </table:table-cell>
          <table:table-cell office:value-type="float" office:value="6.204043">
            <text:p>6.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10">
            <text:p>121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10">
            <text:p>1210</text:p>
          </table:table-cell>
          <table:table-cell office:value-type="float" office:value="0.844776">
            <text:p>0.84</text:p>
          </table:table-cell>
          <table:table-cell/>
          <table:table-cell office:value-type="string">
            <text:p>Intel900P_II_Read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10">
            <text:p>12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10">
            <text:p>1210</text:p>
          </table:table-cell>
          <table:table-cell office:value-type="float" office:value="7.298506">
            <text:p>7.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10">
            <text:p>1210</text:p>
          </table:table-cell>
          <table:table-cell office:value-type="float" office:value="6.264937">
            <text:p>6.2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20">
            <text:p>122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20">
            <text:p>1220</text:p>
          </table:table-cell>
          <table:table-cell office:value-type="float" office:value="0.848196">
            <text:p>0.85</text:p>
          </table:table-cell>
          <table:table-cell/>
          <table:table-cell office:value-type="string">
            <text:p>Intel900P_II_Read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20">
            <text:p>12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20">
            <text:p>1220</text:p>
          </table:table-cell>
          <table:table-cell office:value-type="float" office:value="7.3405">
            <text:p>7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20">
            <text:p>1220</text:p>
          </table:table-cell>
          <table:table-cell office:value-type="float" office:value="6.302608">
            <text:p>6.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30">
            <text:p>1230</text:p>
          </table:table-cell>
          <table:table-cell office:value-type="float" office:value="0.245397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30">
            <text:p>1230</text:p>
          </table:table-cell>
          <table:table-cell office:value-type="float" office:value="0.849931">
            <text:p>0.85</text:p>
          </table:table-cell>
          <table:table-cell/>
          <table:table-cell office:value-type="string">
            <text:p>Intel900P_II_Read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30">
            <text:p>12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30">
            <text:p>1230</text:p>
          </table:table-cell>
          <table:table-cell office:value-type="float" office:value="7.371348">
            <text:p>7.3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30">
            <text:p>1230</text:p>
          </table:table-cell>
          <table:table-cell office:value-type="float" office:value="6.331472">
            <text:p>6.3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40">
            <text:p>1240</text:p>
          </table:table-cell>
          <table:table-cell office:value-type="float" office:value="0.245436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40">
            <text:p>1240</text:p>
          </table:table-cell>
          <table:table-cell office:value-type="float" office:value="0.851322">
            <text:p>0.85</text:p>
          </table:table-cell>
          <table:table-cell/>
          <table:table-cell office:value-type="string">
            <text:p>Intel900P_II_Read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40">
            <text:p>12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40">
            <text:p>1240</text:p>
          </table:table-cell>
          <table:table-cell office:value-type="float" office:value="7.396304">
            <text:p>7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40">
            <text:p>1240</text:p>
          </table:table-cell>
          <table:table-cell office:value-type="float" office:value="6.355255">
            <text:p>6.3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50">
            <text:p>1250</text:p>
          </table:table-cell>
          <table:table-cell office:value-type="float" office:value="0.245527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50">
            <text:p>1250</text:p>
          </table:table-cell>
          <table:table-cell office:value-type="float" office:value="0.853598">
            <text:p>0.85</text:p>
          </table:table-cell>
          <table:table-cell/>
          <table:table-cell office:value-type="string">
            <text:p>Intel900P_II_Read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50">
            <text:p>12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50">
            <text:p>1250</text:p>
          </table:table-cell>
          <table:table-cell office:value-type="float" office:value="7.417031">
            <text:p>7.4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50">
            <text:p>1250</text:p>
          </table:table-cell>
          <table:table-cell office:value-type="float" office:value="6.373294">
            <text:p>6.3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60">
            <text:p>1260</text:p>
          </table:table-cell>
          <table:table-cell office:value-type="float" office:value="0.245747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60">
            <text:p>1260</text:p>
          </table:table-cell>
          <table:table-cell office:value-type="float" office:value="0.85455">
            <text:p>0.85</text:p>
          </table:table-cell>
          <table:table-cell/>
          <table:table-cell office:value-type="string">
            <text:p>Intel900P_II_Read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60">
            <text:p>12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60">
            <text:p>1260</text:p>
          </table:table-cell>
          <table:table-cell office:value-type="float" office:value="7.433343">
            <text:p>7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60">
            <text:p>1260</text:p>
          </table:table-cell>
          <table:table-cell office:value-type="float" office:value="6.388151">
            <text:p>6.39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70">
            <text:p>1270</text:p>
          </table:table-cell>
          <table:table-cell office:value-type="float" office:value="0.246333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70">
            <text:p>1270</text:p>
          </table:table-cell>
          <table:table-cell office:value-type="float" office:value="0.855487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70">
            <text:p>12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70">
            <text:p>1270</text:p>
          </table:table-cell>
          <table:table-cell office:value-type="float" office:value="7.445546">
            <text:p>7.4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70">
            <text:p>1270</text:p>
          </table:table-cell>
          <table:table-cell office:value-type="float" office:value="6.399569">
            <text:p>6.4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80">
            <text:p>1280</text:p>
          </table:table-cell>
          <table:table-cell office:value-type="float" office:value="0.247694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80">
            <text:p>1280</text:p>
          </table:table-cell>
          <table:table-cell office:value-type="float" office:value="0.856055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80">
            <text:p>12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80">
            <text:p>1280</text:p>
          </table:table-cell>
          <table:table-cell office:value-type="float" office:value="7.453634">
            <text:p>7.4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80">
            <text:p>1280</text:p>
          </table:table-cell>
          <table:table-cell office:value-type="float" office:value="6.407001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90">
            <text:p>1290</text:p>
          </table:table-cell>
          <table:table-cell office:value-type="float" office:value="0.250807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90">
            <text:p>1290</text:p>
          </table:table-cell>
          <table:table-cell office:value-type="float" office:value="0.856524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290">
            <text:p>12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90">
            <text:p>1290</text:p>
          </table:table-cell>
          <table:table-cell office:value-type="float" office:value="7.45841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90">
            <text:p>1290</text:p>
          </table:table-cell>
          <table:table-cell office:value-type="float" office:value="6.411053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00">
            <text:p>1300</text:p>
          </table:table-cell>
          <table:table-cell office:value-type="float" office:value="0.255814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00">
            <text:p>1300</text:p>
          </table:table-cell>
          <table:table-cell office:value-type="float" office:value="0.857114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00">
            <text:p>13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0">
            <text:p>1300</text:p>
          </table:table-cell>
          <table:table-cell office:value-type="float" office:value="7.460573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0">
            <text:p>1300</text:p>
          </table:table-cell>
          <table:table-cell office:value-type="float" office:value="6.412802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10">
            <text:p>1310</text:p>
          </table:table-cell>
          <table:table-cell office:value-type="float" office:value="0.263244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10">
            <text:p>1310</text:p>
          </table:table-cell>
          <table:table-cell office:value-type="float" office:value="0.857721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10">
            <text:p>13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10">
            <text:p>1310</text:p>
          </table:table-cell>
          <table:table-cell office:value-type="float" office:value="7.461683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10">
            <text:p>1310</text:p>
          </table:table-cell>
          <table:table-cell office:value-type="float" office:value="6.413783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20">
            <text:p>1320</text:p>
          </table:table-cell>
          <table:table-cell office:value-type="float" office:value="0.269779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20">
            <text:p>1320</text:p>
          </table:table-cell>
          <table:table-cell office:value-type="float" office:value="0.858439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20">
            <text:p>13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20">
            <text:p>1320</text:p>
          </table:table-cell>
          <table:table-cell office:value-type="float" office:value="7.462309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20">
            <text:p>1320</text:p>
          </table:table-cell>
          <table:table-cell office:value-type="float" office:value="6.414437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30">
            <text:p>1330</text:p>
          </table:table-cell>
          <table:table-cell office:value-type="float" office:value="0.273221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30">
            <text:p>1330</text:p>
          </table:table-cell>
          <table:table-cell office:value-type="float" office:value="0.859223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30">
            <text:p>13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30">
            <text:p>1330</text:p>
          </table:table-cell>
          <table:table-cell office:value-type="float" office:value="7.462648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30">
            <text:p>1330</text:p>
          </table:table-cell>
          <table:table-cell office:value-type="float" office:value="6.414672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40">
            <text:p>1340</text:p>
          </table:table-cell>
          <table:table-cell office:value-type="float" office:value="0.274638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40">
            <text:p>1340</text:p>
          </table:table-cell>
          <table:table-cell office:value-type="float" office:value="0.860088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40">
            <text:p>13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40">
            <text:p>1340</text:p>
          </table:table-cell>
          <table:table-cell office:value-type="float" office:value="7.462843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40">
            <text:p>1340</text:p>
          </table:table-cell>
          <table:table-cell office:value-type="float" office:value="6.414776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50">
            <text:p>1350</text:p>
          </table:table-cell>
          <table:table-cell office:value-type="float" office:value="0.274866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50">
            <text:p>1350</text:p>
          </table:table-cell>
          <table:table-cell office:value-type="float" office:value="0.860806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50">
            <text:p>13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50">
            <text:p>1350</text:p>
          </table:table-cell>
          <table:table-cell office:value-type="float" office:value="7.462943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50">
            <text:p>1350</text:p>
          </table:table-cell>
          <table:table-cell office:value-type="float" office:value="6.414947">
            <text:p>6.41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60">
            <text:p>136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60">
            <text:p>1360</text:p>
          </table:table-cell>
          <table:table-cell office:value-type="float" office:value="0.86154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60">
            <text:p>13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60">
            <text:p>1360</text:p>
          </table:table-cell>
          <table:table-cell office:value-type="float" office:value="7.46311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60">
            <text:p>1360</text:p>
          </table:table-cell>
          <table:table-cell office:value-type="float" office:value="6.415066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70">
            <text:p>137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70">
            <text:p>1370</text:p>
          </table:table-cell>
          <table:table-cell office:value-type="float" office:value="0.862054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70">
            <text:p>13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70">
            <text:p>1370</text:p>
          </table:table-cell>
          <table:table-cell office:value-type="float" office:value="7.463464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70">
            <text:p>1370</text:p>
          </table:table-cell>
          <table:table-cell office:value-type="float" office:value="6.415272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80">
            <text:p>138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80">
            <text:p>1380</text:p>
          </table:table-cell>
          <table:table-cell office:value-type="float" office:value="0.862785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80">
            <text:p>13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80">
            <text:p>1380</text:p>
          </table:table-cell>
          <table:table-cell office:value-type="float" office:value="7.463881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80">
            <text:p>1380</text:p>
          </table:table-cell>
          <table:table-cell office:value-type="float" office:value="6.41577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90">
            <text:p>1390</text:p>
          </table:table-cell>
          <table:table-cell office:value-type="float" office:value="0.274949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90">
            <text:p>1390</text:p>
          </table:table-cell>
          <table:table-cell office:value-type="float" office:value="0.86347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390">
            <text:p>13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90">
            <text:p>1390</text:p>
          </table:table-cell>
          <table:table-cell office:value-type="float" office:value="7.464642">
            <text:p>7.4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90">
            <text:p>1390</text:p>
          </table:table-cell>
          <table:table-cell office:value-type="float" office:value="6.416473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00">
            <text:p>1400</text:p>
          </table:table-cell>
          <table:table-cell office:value-type="float" office:value="0.275022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00">
            <text:p>1400</text:p>
          </table:table-cell>
          <table:table-cell office:value-type="float" office:value="0.863888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00">
            <text:p>14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0">
            <text:p>1400</text:p>
          </table:table-cell>
          <table:table-cell office:value-type="float" office:value="7.465783">
            <text:p>7.4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0">
            <text:p>1400</text:p>
          </table:table-cell>
          <table:table-cell office:value-type="float" office:value="6.417631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10">
            <text:p>1410</text:p>
          </table:table-cell>
          <table:table-cell office:value-type="float" office:value="0.2753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10">
            <text:p>1410</text:p>
          </table:table-cell>
          <table:table-cell office:value-type="float" office:value="0.864298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10">
            <text:p>14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10">
            <text:p>1410</text:p>
          </table:table-cell>
          <table:table-cell office:value-type="float" office:value="7.46757">
            <text:p>7.4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10">
            <text:p>1410</text:p>
          </table:table-cell>
          <table:table-cell office:value-type="float" office:value="6.419265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20">
            <text:p>1420</text:p>
          </table:table-cell>
          <table:table-cell office:value-type="float" office:value="0.275976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20">
            <text:p>1420</text:p>
          </table:table-cell>
          <table:table-cell office:value-type="float" office:value="0.864836">
            <text:p>0.86</text:p>
          </table:table-cell>
          <table:table-cell/>
          <table:table-cell office:value-type="string">
            <text:p>Intel900P_II_Read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20">
            <text:p>14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20">
            <text:p>1420</text:p>
          </table:table-cell>
          <table:table-cell office:value-type="float" office:value="7.47019">
            <text:p>7.4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20">
            <text:p>1420</text:p>
          </table:table-cell>
          <table:table-cell office:value-type="float" office:value="6.421569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30">
            <text:p>1430</text:p>
          </table:table-cell>
          <table:table-cell office:value-type="float" office:value="0.277319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30">
            <text:p>1430</text:p>
          </table:table-cell>
          <table:table-cell office:value-type="float" office:value="0.86524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30">
            <text:p>14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30">
            <text:p>1430</text:p>
          </table:table-cell>
          <table:table-cell office:value-type="float" office:value="7.474047">
            <text:p>7.4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30">
            <text:p>1430</text:p>
          </table:table-cell>
          <table:table-cell office:value-type="float" office:value="6.424921">
            <text:p>6.42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40">
            <text:p>1440</text:p>
          </table:table-cell>
          <table:table-cell office:value-type="float" office:value="0.279781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40">
            <text:p>1440</text:p>
          </table:table-cell>
          <table:table-cell office:value-type="float" office:value="0.865458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40">
            <text:p>14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40">
            <text:p>1440</text:p>
          </table:table-cell>
          <table:table-cell office:value-type="float" office:value="7.479791">
            <text:p>7.4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40">
            <text:p>1440</text:p>
          </table:table-cell>
          <table:table-cell office:value-type="float" office:value="6.429764">
            <text:p>6.43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50">
            <text:p>1450</text:p>
          </table:table-cell>
          <table:table-cell office:value-type="float" office:value="0.283791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50">
            <text:p>1450</text:p>
          </table:table-cell>
          <table:table-cell office:value-type="float" office:value="0.865686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50">
            <text:p>14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50">
            <text:p>1450</text:p>
          </table:table-cell>
          <table:table-cell office:value-type="float" office:value="7.487869">
            <text:p>7.4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50">
            <text:p>1450</text:p>
          </table:table-cell>
          <table:table-cell office:value-type="float" office:value="6.437008">
            <text:p>6.44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60">
            <text:p>1460</text:p>
          </table:table-cell>
          <table:table-cell office:value-type="float" office:value="0.28898">
            <text:p>0.2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60">
            <text:p>1460</text:p>
          </table:table-cell>
          <table:table-cell office:value-type="float" office:value="0.866002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60">
            <text:p>14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60">
            <text:p>1460</text:p>
          </table:table-cell>
          <table:table-cell office:value-type="float" office:value="7.4981">
            <text:p>7.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60">
            <text:p>1460</text:p>
          </table:table-cell>
          <table:table-cell office:value-type="float" office:value="6.445872">
            <text:p>6.45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70">
            <text:p>1470</text:p>
          </table:table-cell>
          <table:table-cell office:value-type="float" office:value="0.31754">
            <text:p>0.3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70">
            <text:p>1470</text:p>
          </table:table-cell>
          <table:table-cell office:value-type="float" office:value="0.86639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70">
            <text:p>14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70">
            <text:p>1470</text:p>
          </table:table-cell>
          <table:table-cell office:value-type="float" office:value="7.50975">
            <text:p>7.5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70">
            <text:p>1470</text:p>
          </table:table-cell>
          <table:table-cell office:value-type="float" office:value="6.456214">
            <text:p>6.46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80">
            <text:p>1480</text:p>
          </table:table-cell>
          <table:table-cell office:value-type="float" office:value="0.328754">
            <text:p>0.3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80">
            <text:p>1480</text:p>
          </table:table-cell>
          <table:table-cell office:value-type="float" office:value="0.866805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80">
            <text:p>14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80">
            <text:p>1480</text:p>
          </table:table-cell>
          <table:table-cell office:value-type="float" office:value="7.523432">
            <text:p>7.5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80">
            <text:p>1480</text:p>
          </table:table-cell>
          <table:table-cell office:value-type="float" office:value="6.468308">
            <text:p>6.47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90">
            <text:p>1490</text:p>
          </table:table-cell>
          <table:table-cell office:value-type="float" office:value="0.340007">
            <text:p>0.3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90">
            <text:p>1490</text:p>
          </table:table-cell>
          <table:table-cell office:value-type="float" office:value="0.86788">
            <text:p>0.87</text:p>
          </table:table-cell>
          <table:table-cell/>
          <table:table-cell office:value-type="string">
            <text:p>Intel900P_II_Read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MEM_II_Read</text:p>
          </table:table-cell>
          <table:table-cell office:value-type="float" office:value="1490">
            <text:p>14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90">
            <text:p>1490</text:p>
          </table:table-cell>
          <table:table-cell office:value-type="float" office:value="7.540997">
            <text:p>7.5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90">
            <text:p>1490</text:p>
          </table:table-cell>
          <table:table-cell office:value-type="float" office:value="6.48347">
            <text:p>6.48</text:p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500">
            <text:p>1500</text:p>
          </table:table-cell>
          <table:table-cell office:value-type="float" office:value="0.360287">
            <text:p>0.3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500">
            <text:p>1500</text:p>
          </table:table-cell>
          <table:table-cell office:value-type="float" office:value="1.008543">
            <text:p>1.01</text:p>
          </table:table-cell>
          <table:table-cell/>
          <table:table-cell office:value-type="string">
            <text:p>Intel900P_II_Read</text:p>
          </table:table-cell>
          <table:table-cell office:value-type="float" office:value="1500">
            <text:p>1500</text:p>
          </table:table-cell>
          <table:table-cell office:value-type="float" office:value="23.069442">
            <text:p>23.07</text:p>
          </table:table-cell>
          <table:table-cell/>
          <table:table-cell office:value-type="string">
            <text:p>IntelMEM_II_Read</text:p>
          </table:table-cell>
          <table:table-cell office:value-type="float" office:value="1500">
            <text:p>15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0">
            <text:p>1500</text:p>
          </table:table-cell>
          <table:table-cell office:value-type="float" office:value="7.56365">
            <text:p>7.5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500">
            <text:p>1500</text:p>
          </table:table-cell>
          <table:table-cell office:value-type="float" office:value="6.57312">
            <text:p>6.57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>
            <draw:frame table:end-cell-address="'best comp'.K182" table:end-x="0.8232in" table:end-y="0.0732in" draw:z-index="0" draw:style-name="gr1" draw:text-style-name="P1" svg:width="8.8681in" svg:height="5.0201in" svg:x="0.8453in" svg:y="0.0319in">
              <draw:object draw:notify-on-update-of-ranges="'best comp'.R2:'best comp'.R150 'best comp'.A3:'best comp'.A3 'best comp'.C2:'best comp'.C150 'best comp'.E3:'best comp'.E3 'best comp'.G2:'best comp'.G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'best comp'.U182" table:end-x="0.6039in" table:end-y="0.178in" draw:z-index="1" draw:style-name="gr1" draw:text-style-name="P1" svg:width="7.6874in" svg:height="5.1382in" svg:x="0.0287in" svg:y="0.0185in">
              <draw:object draw:notify-on-update-of-ranges="'best comp'.J3:'best comp'.J150 'best comp'.I3:'best comp'.I3 'best comp'.K3:'best comp'.K150 'best comp'.M3:'best comp'.M3 'best comp'.O3:'best comp'.O15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best comp'.AC183" table:end-x="0.637in" table:end-y="0.0213in" draw:z-index="2" draw:style-name="gr1" draw:text-style-name="P1" svg:width="8.7583in" svg:height="5.1461in" svg:x="0.922in" svg:y="0.0315in">
              <draw:object draw:notify-on-update-of-ranges="'best comp'.R2:'best comp'.R150 'best comp'.Q2:'best comp'.Q2 'best comp'.S2:'best comp'.S150 'best comp'.U2:'best comp'.U2 'best comp'.W2:'best comp'.W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15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37S</meta:editing-duration>
    <meta:editing-cycles>9</meta:editing-cycles>
    <meta:generator>OpenOffice/4.1.6$Win32 OpenOffice.org_project/416m1$Build-9790</meta:generator>
    <dc:date>2019-08-24T15:37:38.26</dc:date>
    <dc:creator>Anders Munck</dc:creator>
    <meta:document-statistic meta:table-count="1" meta:cell-count="268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interval-major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26cm" svg:height="12.752cm" xlink:href=".." xlink:type="simple" chart:class="chart:scatter" chart:style-name="ch1">
        <chart:title svg:x="9.447cm" svg:y="0.391cm" chart:style-name="ch2">
          <text:p>ECP best-in-class</text:p>
        </chart:title>
        <chart:subtitle svg:x="9.91cm" svg:y="1.425cm" chart:style-name="ch3">
          <text:p>900P vs cache</text:p>
        </chart:subtitle>
        <chart:legend svg:x="2.543cm" svg:y="3.548cm" style:legend-expansion="custom" chartooo:width="7.828cm" chartooo:height="1.148cm" style:legend-expansion-aspect-ratio="6.81881533101045" chart:style-name="ch4"/>
        <chart:plot-area chart:style-name="ch5" table:cell-range-address="'best comp'.R2:'best comp'.R150 'best comp'.A3:'best comp'.A3 'best comp'.C2:'best comp'.C150 'best comp'.E3:'best comp'.E3 'best comp'.G2:'best comp'.G150" chart:data-source-has-labels="both" svg:x="1.488cm" svg:y="2.617cm" svg:width="19.877cm" svg:height="8.445cm">
          <chartooo:coordinate-region svg:x="2.215cm" svg:y="2.83cm" svg:width="18.778cm" svg:height="7.559cm"/>
          <chart:axis chart:dimension="x" chart:name="primary-x" chart:style-name="ch6" chartooo:axis-type="auto">
            <chart:title svg:x="10.138cm" svg:y="11.318cm" chart:style-name="ch7">
              <text:p>Inserts (millions)</text:p>
            </chart:title>
            <chart:categories table:cell-range-address="'best comp'.R2:'best comp'.R150"/>
          </chart:axis>
          <chart:axis chart:dimension="y" chart:name="primary-y" chart:style-name="ch8">
            <chart:title svg:x="0.451cm" svg:y="7.809cm" chart:style-name="ch9">
              <text:p>Cost (hours)</text:p>
            </chart:title>
            <chart:grid chart:style-name="ch10" chart:class="major"/>
          </chart:axis>
          <chart:series chart:style-name="ch11" chart:values-cell-range-address="'best comp'.C2:'best comp'.C150" chart:label-cell-address="'best comp'.A3:'best comp'.A3" chart:class="chart:scatter">
            <chart:domain table:cell-range-address="'best comp'.R2:'best comp'.R150"/>
            <chart:data-point chart:repeated="149"/>
          </chart:series>
          <chart:series chart:style-name="ch12" chart:values-cell-range-address="'best comp'.G2:'best comp'.G150" chart:label-cell-address="'best comp'.E3:'best comp'.E3" chart:class="chart:scatter"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ECP_ClusterAvg_LeadAvg_Read</text:p>
                <draw:g>
                  <svg:desc>'best comp'.A3:'best comp'.A3</svg:desc>
                </draw:g>
              </table:table-cell>
              <table:table-cell office:value-type="string">
                <text:p>IntelMEM_ECP_ClusterAvg_LeadAbs_Read</text:p>
                <draw:g>
                  <svg:desc>'best comp'.E3:'best comp'.E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best comp'.R2:'best comp'.R150</svg:desc>
                </draw:g>
              </table:table-cell>
              <table:table-cell office:value-type="float" office:value="NaN">
                <text:p>NaN</text:p>
                <draw:g>
                  <svg:desc>'best comp'.C2:'best comp'.C150</svg:desc>
                </draw:g>
              </table:table-cell>
              <table:table-cell office:value-type="float" office:value="NaN">
                <text:p>NaN</text:p>
                <draw:g>
                  <svg:desc>'best comp'.G2:'best comp'.G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6045">
                <text:p>0.0060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394">
                <text:p>0.008394</text:p>
              </table:table-cell>
              <table:table-cell office:value-type="float" office:value="0.014166">
                <text:p>0.0141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8394">
                <text:p>0.008394</text:p>
              </table:table-cell>
              <table:table-cell office:value-type="float" office:value="0.014166">
                <text:p>0.0141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394">
                <text:p>0.008394</text:p>
              </table:table-cell>
              <table:table-cell office:value-type="float" office:value="0.014166">
                <text:p>0.0141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4707">
                <text:p>0.014707</text:p>
              </table:table-cell>
              <table:table-cell office:value-type="float" office:value="0.024806">
                <text:p>0.024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4794">
                <text:p>0.014794</text:p>
              </table:table-cell>
              <table:table-cell office:value-type="float" office:value="0.024964">
                <text:p>0.0249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4794">
                <text:p>0.014794</text:p>
              </table:table-cell>
              <table:table-cell office:value-type="float" office:value="0.024964">
                <text:p>0.0249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4794">
                <text:p>0.014794</text:p>
              </table:table-cell>
              <table:table-cell office:value-type="float" office:value="0.024964">
                <text:p>0.02496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6865">
                <text:p>0.016865</text:p>
              </table:table-cell>
              <table:table-cell office:value-type="float" office:value="0.02817">
                <text:p>0.028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127">
                <text:p>0.02127</text:p>
              </table:table-cell>
              <table:table-cell office:value-type="float" office:value="0.033944">
                <text:p>0.0339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1471">
                <text:p>0.021471</text:p>
              </table:table-cell>
              <table:table-cell office:value-type="float" office:value="0.037731">
                <text:p>0.03773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3519">
                <text:p>0.023519</text:p>
              </table:table-cell>
              <table:table-cell office:value-type="float" office:value="0.041343">
                <text:p>0.0413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4594">
                <text:p>0.024594</text:p>
              </table:table-cell>
              <table:table-cell office:value-type="float" office:value="0.043488">
                <text:p>0.04348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5743">
                <text:p>0.025743</text:p>
              </table:table-cell>
              <table:table-cell office:value-type="float" office:value="0.04435">
                <text:p>0.0443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27577">
                <text:p>0.027577</text:p>
              </table:table-cell>
              <table:table-cell office:value-type="float" office:value="0.045536">
                <text:p>0.0455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2001">
                <text:p>0.032001</text:p>
              </table:table-cell>
              <table:table-cell office:value-type="float" office:value="0.049679">
                <text:p>0.0496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32035">
                <text:p>0.032035</text:p>
              </table:table-cell>
              <table:table-cell office:value-type="float" office:value="0.053038">
                <text:p>0.05303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2679">
                <text:p>0.032679</text:p>
              </table:table-cell>
              <table:table-cell office:value-type="float" office:value="0.056211">
                <text:p>0.05621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33242">
                <text:p>0.033242</text:p>
              </table:table-cell>
              <table:table-cell office:value-type="float" office:value="0.060653">
                <text:p>0.06065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33662">
                <text:p>0.033662</text:p>
              </table:table-cell>
              <table:table-cell office:value-type="float" office:value="0.064711">
                <text:p>0.0647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35815">
                <text:p>0.035815</text:p>
              </table:table-cell>
              <table:table-cell office:value-type="float" office:value="0.066468">
                <text:p>0.0664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38229">
                <text:p>0.038229</text:p>
              </table:table-cell>
              <table:table-cell office:value-type="float" office:value="0.067173">
                <text:p>0.06717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4125">
                <text:p>0.04125</text:p>
              </table:table-cell>
              <table:table-cell office:value-type="float" office:value="0.068657">
                <text:p>0.0686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42396">
                <text:p>0.042396</text:p>
              </table:table-cell>
              <table:table-cell office:value-type="float" office:value="0.073514">
                <text:p>0.0735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43835">
                <text:p>0.043835</text:p>
              </table:table-cell>
              <table:table-cell office:value-type="float" office:value="0.076225">
                <text:p>0.0762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7566">
                <text:p>0.047566</text:p>
              </table:table-cell>
              <table:table-cell office:value-type="float" office:value="0.079332">
                <text:p>0.0793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51245">
                <text:p>0.051245</text:p>
              </table:table-cell>
              <table:table-cell office:value-type="float" office:value="0.082004">
                <text:p>0.0820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52369">
                <text:p>0.052369</text:p>
              </table:table-cell>
              <table:table-cell office:value-type="float" office:value="0.085564">
                <text:p>0.08556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52633">
                <text:p>0.052633</text:p>
              </table:table-cell>
              <table:table-cell office:value-type="float" office:value="0.090677">
                <text:p>0.09067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53392">
                <text:p>0.053392</text:p>
              </table:table-cell>
              <table:table-cell office:value-type="float" office:value="0.093002">
                <text:p>0.0930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55286">
                <text:p>0.055286</text:p>
              </table:table-cell>
              <table:table-cell office:value-type="float" office:value="0.096265">
                <text:p>0.09626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57295">
                <text:p>0.057295</text:p>
              </table:table-cell>
              <table:table-cell office:value-type="float" office:value="0.097443">
                <text:p>0.09744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032">
                <text:p>0.058032</text:p>
              </table:table-cell>
              <table:table-cell office:value-type="float" office:value="0.098353">
                <text:p>0.0983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5867">
                <text:p>0.05867</text:p>
              </table:table-cell>
              <table:table-cell office:value-type="float" office:value="0.099865">
                <text:p>0.09986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59105">
                <text:p>0.059105</text:p>
              </table:table-cell>
              <table:table-cell office:value-type="float" office:value="0.100024">
                <text:p>0.1000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9375">
                <text:p>0.059375</text:p>
              </table:table-cell>
              <table:table-cell office:value-type="float" office:value="0.100046">
                <text:p>0.10004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59824">
                <text:p>0.059824</text:p>
              </table:table-cell>
              <table:table-cell office:value-type="float" office:value="0.100107">
                <text:p>0.10010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61739">
                <text:p>0.061739</text:p>
              </table:table-cell>
              <table:table-cell office:value-type="float" office:value="0.103556">
                <text:p>0.10355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66049">
                <text:p>0.066049</text:p>
              </table:table-cell>
              <table:table-cell office:value-type="float" office:value="0.118074">
                <text:p>0.11807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74176">
                <text:p>0.074176</text:p>
              </table:table-cell>
              <table:table-cell office:value-type="float" office:value="0.143219">
                <text:p>0.1432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8216">
                <text:p>0.08216</text:p>
              </table:table-cell>
              <table:table-cell office:value-type="float" office:value="0.156759">
                <text:p>0.15675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84553">
                <text:p>0.084553</text:p>
              </table:table-cell>
              <table:table-cell office:value-type="float" office:value="0.15978">
                <text:p>0.1597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85962">
                <text:p>0.085962</text:p>
              </table:table-cell>
              <table:table-cell office:value-type="float" office:value="0.160819">
                <text:p>0.16081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86587">
                <text:p>0.086587</text:p>
              </table:table-cell>
              <table:table-cell office:value-type="float" office:value="0.161596">
                <text:p>0.16159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1631">
                <text:p>0.161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1678">
                <text:p>0.1616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1939">
                <text:p>0.16193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2854">
                <text:p>0.16285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86662">
                <text:p>0.086662</text:p>
              </table:table-cell>
              <table:table-cell office:value-type="float" office:value="0.16458">
                <text:p>0.164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8674">
                <text:p>0.08674</text:p>
              </table:table-cell>
              <table:table-cell office:value-type="float" office:value="0.164736">
                <text:p>0.16473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87122">
                <text:p>0.087122</text:p>
              </table:table-cell>
              <table:table-cell office:value-type="float" office:value="0.164799">
                <text:p>0.16479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89044">
                <text:p>0.089044</text:p>
              </table:table-cell>
              <table:table-cell office:value-type="float" office:value="0.166413">
                <text:p>0.16641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94277">
                <text:p>0.094277</text:p>
              </table:table-cell>
              <table:table-cell office:value-type="float" office:value="0.167687">
                <text:p>0.16768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99141">
                <text:p>0.099141</text:p>
              </table:table-cell>
              <table:table-cell office:value-type="float" office:value="0.173805">
                <text:p>0.17380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0223">
                <text:p>0.100223</text:p>
              </table:table-cell>
              <table:table-cell office:value-type="float" office:value="0.195646">
                <text:p>0.19564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00223">
                <text:p>0.100223</text:p>
              </table:table-cell>
              <table:table-cell office:value-type="float" office:value="0.261565">
                <text:p>0.26156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00264">
                <text:p>0.100264</text:p>
              </table:table-cell>
              <table:table-cell office:value-type="float" office:value="0.278485">
                <text:p>0.27848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00564">
                <text:p>0.100564</text:p>
              </table:table-cell>
              <table:table-cell office:value-type="float" office:value="0.285602">
                <text:p>0.28560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02345">
                <text:p>0.102345</text:p>
              </table:table-cell>
              <table:table-cell office:value-type="float" office:value="0.290204">
                <text:p>0.29020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06744">
                <text:p>0.106744</text:p>
              </table:table-cell>
              <table:table-cell office:value-type="float" office:value="0.292534">
                <text:p>0.29253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13759">
                <text:p>0.113759</text:p>
              </table:table-cell>
              <table:table-cell office:value-type="float" office:value="0.293625">
                <text:p>0.29362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28411">
                <text:p>0.128411</text:p>
              </table:table-cell>
              <table:table-cell office:value-type="float" office:value="0.294802">
                <text:p>0.29480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6896">
                <text:p>0.136896</text:p>
              </table:table-cell>
              <table:table-cell office:value-type="float" office:value="0.29595">
                <text:p>0.2959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42185">
                <text:p>0.142185</text:p>
              </table:table-cell>
              <table:table-cell office:value-type="float" office:value="0.296403">
                <text:p>0.2964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5124">
                <text:p>0.145124</text:p>
              </table:table-cell>
              <table:table-cell office:value-type="float" office:value="0.296529">
                <text:p>0.29652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46441">
                <text:p>0.146441</text:p>
              </table:table-cell>
              <table:table-cell office:value-type="float" office:value="0.296543">
                <text:p>0.29654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47274">
                <text:p>0.147274</text:p>
              </table:table-cell>
              <table:table-cell office:value-type="float" office:value="0.296557">
                <text:p>0.29655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4782">
                <text:p>0.14782</text:p>
              </table:table-cell>
              <table:table-cell office:value-type="float" office:value="0.296557">
                <text:p>0.29655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4823">
                <text:p>0.14823</text:p>
              </table:table-cell>
              <table:table-cell office:value-type="float" office:value="0.296557">
                <text:p>0.29655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48481">
                <text:p>0.148481</text:p>
              </table:table-cell>
              <table:table-cell office:value-type="float" office:value="0.296604">
                <text:p>0.29660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48537">
                <text:p>0.148537</text:p>
              </table:table-cell>
              <table:table-cell office:value-type="float" office:value="0.296759">
                <text:p>0.2967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48542">
                <text:p>0.148542</text:p>
              </table:table-cell>
              <table:table-cell office:value-type="float" office:value="0.297209">
                <text:p>0.29720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48542">
                <text:p>0.148542</text:p>
              </table:table-cell>
              <table:table-cell office:value-type="float" office:value="0.297943">
                <text:p>0.29794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48542">
                <text:p>0.148542</text:p>
              </table:table-cell>
              <table:table-cell office:value-type="float" office:value="0.299168">
                <text:p>0.2991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48542">
                <text:p>0.148542</text:p>
              </table:table-cell>
              <table:table-cell office:value-type="float" office:value="0.301972">
                <text:p>0.30197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148542">
                <text:p>0.148542</text:p>
              </table:table-cell>
              <table:table-cell office:value-type="float" office:value="0.303115">
                <text:p>0.30311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48542">
                <text:p>0.148542</text:p>
              </table:table-cell>
              <table:table-cell office:value-type="float" office:value="0.317855">
                <text:p>0.31785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148549">
                <text:p>0.148549</text:p>
              </table:table-cell>
              <table:table-cell office:value-type="float" office:value="0.412337">
                <text:p>0.41233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48637">
                <text:p>0.148637</text:p>
              </table:table-cell>
              <table:table-cell office:value-type="float" office:value="0.460721">
                <text:p>0.46072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49155">
                <text:p>0.149155</text:p>
              </table:table-cell>
              <table:table-cell office:value-type="float" office:value="0.483354">
                <text:p>0.48335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50862">
                <text:p>0.150862</text:p>
              </table:table-cell>
              <table:table-cell office:value-type="float" office:value="0.494121">
                <text:p>0.494121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55229">
                <text:p>0.155229</text:p>
              </table:table-cell>
              <table:table-cell office:value-type="float" office:value="0.501337">
                <text:p>0.50133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61814">
                <text:p>0.161814</text:p>
              </table:table-cell>
              <table:table-cell office:value-type="float" office:value="0.505811">
                <text:p>0.50581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165798">
                <text:p>0.165798</text:p>
              </table:table-cell>
              <table:table-cell office:value-type="float" office:value="0.508514">
                <text:p>0.5085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66663">
                <text:p>0.166663</text:p>
              </table:table-cell>
              <table:table-cell office:value-type="float" office:value="0.510185">
                <text:p>0.51018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166711">
                <text:p>0.166711</text:p>
              </table:table-cell>
              <table:table-cell office:value-type="float" office:value="0.511188">
                <text:p>0.51118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66725">
                <text:p>0.166725</text:p>
              </table:table-cell>
              <table:table-cell office:value-type="float" office:value="0.512151">
                <text:p>0.51215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166772">
                <text:p>0.166772</text:p>
              </table:table-cell>
              <table:table-cell office:value-type="float" office:value="0.512858">
                <text:p>0.51285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66988">
                <text:p>0.166988</text:p>
              </table:table-cell>
              <table:table-cell office:value-type="float" office:value="0.513647">
                <text:p>0.5136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167696">
                <text:p>0.167696</text:p>
              </table:table-cell>
              <table:table-cell office:value-type="float" office:value="0.514251">
                <text:p>0.51425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169725">
                <text:p>0.169725</text:p>
              </table:table-cell>
              <table:table-cell office:value-type="float" office:value="0.514639">
                <text:p>0.51463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173667">
                <text:p>0.173667</text:p>
              </table:table-cell>
              <table:table-cell office:value-type="float" office:value="0.514806">
                <text:p>0.51480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17979">
                <text:p>0.17979</text:p>
              </table:table-cell>
              <table:table-cell office:value-type="float" office:value="0.514873">
                <text:p>0.514873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200329">
                <text:p>0.200329</text:p>
              </table:table-cell>
              <table:table-cell office:value-type="float" office:value="0.51491">
                <text:p>0.514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148">
                <text:p>0.21148</text:p>
              </table:table-cell>
              <table:table-cell office:value-type="float" office:value="0.514997">
                <text:p>0.51499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221967">
                <text:p>0.221967</text:p>
              </table:table-cell>
              <table:table-cell office:value-type="float" office:value="0.51533">
                <text:p>0.5153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230357">
                <text:p>0.230357</text:p>
              </table:table-cell>
              <table:table-cell office:value-type="float" office:value="0.515613">
                <text:p>0.515613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235822">
                <text:p>0.235822</text:p>
              </table:table-cell>
              <table:table-cell office:value-type="float" office:value="0.517067">
                <text:p>0.51706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239566">
                <text:p>0.239566</text:p>
              </table:table-cell>
              <table:table-cell office:value-type="float" office:value="0.517454">
                <text:p>0.51745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241846">
                <text:p>0.241846</text:p>
              </table:table-cell>
              <table:table-cell office:value-type="float" office:value="0.517777">
                <text:p>0.51777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24324">
                <text:p>0.24324</text:p>
              </table:table-cell>
              <table:table-cell office:value-type="float" office:value="0.51824">
                <text:p>0.51824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24412">
                <text:p>0.24412</text:p>
              </table:table-cell>
              <table:table-cell office:value-type="float" office:value="0.519138">
                <text:p>0.51913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244762">
                <text:p>0.244762</text:p>
              </table:table-cell>
              <table:table-cell office:value-type="float" office:value="0.520494">
                <text:p>0.52049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24505">
                <text:p>0.24505</text:p>
              </table:table-cell>
              <table:table-cell office:value-type="float" office:value="0.522371">
                <text:p>0.52237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4519">
                <text:p>0.24519</text:p>
              </table:table-cell>
              <table:table-cell office:value-type="float" office:value="0.525582">
                <text:p>0.52558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245297">
                <text:p>0.245297</text:p>
              </table:table-cell>
              <table:table-cell office:value-type="float" office:value="0.526235">
                <text:p>0.52623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245361">
                <text:p>0.245361</text:p>
              </table:table-cell>
              <table:table-cell office:value-type="float" office:value="0.529875">
                <text:p>0.529875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245379">
                <text:p>0.245379</text:p>
              </table:table-cell>
              <table:table-cell office:value-type="float" office:value="0.54492">
                <text:p>0.5449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245384">
                <text:p>0.245384</text:p>
              </table:table-cell>
              <table:table-cell office:value-type="float" office:value="0.687142">
                <text:p>0.68714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45384">
                <text:p>0.245384</text:p>
              </table:table-cell>
              <table:table-cell office:value-type="float" office:value="0.746327">
                <text:p>0.74632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245384">
                <text:p>0.245384</text:p>
              </table:table-cell>
              <table:table-cell office:value-type="float" office:value="0.78539">
                <text:p>0.78539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245384">
                <text:p>0.245384</text:p>
              </table:table-cell>
              <table:table-cell office:value-type="float" office:value="0.810686">
                <text:p>0.81068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245384">
                <text:p>0.245384</text:p>
              </table:table-cell>
              <table:table-cell office:value-type="float" office:value="0.825632">
                <text:p>0.82563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245384">
                <text:p>0.245384</text:p>
              </table:table-cell>
              <table:table-cell office:value-type="float" office:value="0.834313">
                <text:p>0.83431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45384">
                <text:p>0.245384</text:p>
              </table:table-cell>
              <table:table-cell office:value-type="float" office:value="0.840042">
                <text:p>0.840042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245384">
                <text:p>0.245384</text:p>
              </table:table-cell>
              <table:table-cell office:value-type="float" office:value="0.844776">
                <text:p>0.84477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245384">
                <text:p>0.245384</text:p>
              </table:table-cell>
              <table:table-cell office:value-type="float" office:value="0.848196">
                <text:p>0.84819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245397">
                <text:p>0.245397</text:p>
              </table:table-cell>
              <table:table-cell office:value-type="float" office:value="0.849931">
                <text:p>0.84993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245436">
                <text:p>0.245436</text:p>
              </table:table-cell>
              <table:table-cell office:value-type="float" office:value="0.851322">
                <text:p>0.85132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45527">
                <text:p>0.245527</text:p>
              </table:table-cell>
              <table:table-cell office:value-type="float" office:value="0.853598">
                <text:p>0.85359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245747">
                <text:p>0.245747</text:p>
              </table:table-cell>
              <table:table-cell office:value-type="float" office:value="0.85455">
                <text:p>0.8545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246333">
                <text:p>0.246333</text:p>
              </table:table-cell>
              <table:table-cell office:value-type="float" office:value="0.855487">
                <text:p>0.85548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247694">
                <text:p>0.247694</text:p>
              </table:table-cell>
              <table:table-cell office:value-type="float" office:value="0.856055">
                <text:p>0.856055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250807">
                <text:p>0.250807</text:p>
              </table:table-cell>
              <table:table-cell office:value-type="float" office:value="0.856524">
                <text:p>0.8565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55814">
                <text:p>0.255814</text:p>
              </table:table-cell>
              <table:table-cell office:value-type="float" office:value="0.857114">
                <text:p>0.85711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263244">
                <text:p>0.263244</text:p>
              </table:table-cell>
              <table:table-cell office:value-type="float" office:value="0.857721">
                <text:p>0.85772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269779">
                <text:p>0.269779</text:p>
              </table:table-cell>
              <table:table-cell office:value-type="float" office:value="0.858439">
                <text:p>0.858439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273221">
                <text:p>0.273221</text:p>
              </table:table-cell>
              <table:table-cell office:value-type="float" office:value="0.859223">
                <text:p>0.859223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274638">
                <text:p>0.274638</text:p>
              </table:table-cell>
              <table:table-cell office:value-type="float" office:value="0.860088">
                <text:p>0.86008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74866">
                <text:p>0.274866</text:p>
              </table:table-cell>
              <table:table-cell office:value-type="float" office:value="0.860806">
                <text:p>0.86080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274918">
                <text:p>0.274918</text:p>
              </table:table-cell>
              <table:table-cell office:value-type="float" office:value="0.86154">
                <text:p>0.86154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274918">
                <text:p>0.274918</text:p>
              </table:table-cell>
              <table:table-cell office:value-type="float" office:value="0.862054">
                <text:p>0.862054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274918">
                <text:p>0.274918</text:p>
              </table:table-cell>
              <table:table-cell office:value-type="float" office:value="0.862785">
                <text:p>0.86278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274949">
                <text:p>0.274949</text:p>
              </table:table-cell>
              <table:table-cell office:value-type="float" office:value="0.86347">
                <text:p>0.8634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75022">
                <text:p>0.275022</text:p>
              </table:table-cell>
              <table:table-cell office:value-type="float" office:value="0.863888">
                <text:p>0.863888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2753">
                <text:p>0.2753</text:p>
              </table:table-cell>
              <table:table-cell office:value-type="float" office:value="0.864298">
                <text:p>0.864298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275976">
                <text:p>0.275976</text:p>
              </table:table-cell>
              <table:table-cell office:value-type="float" office:value="0.864836">
                <text:p>0.86483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277319">
                <text:p>0.277319</text:p>
              </table:table-cell>
              <table:table-cell office:value-type="float" office:value="0.86524">
                <text:p>0.8652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279781">
                <text:p>0.279781</text:p>
              </table:table-cell>
              <table:table-cell office:value-type="float" office:value="0.865458">
                <text:p>0.86545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283791">
                <text:p>0.283791</text:p>
              </table:table-cell>
              <table:table-cell office:value-type="float" office:value="0.865686">
                <text:p>0.865686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28898">
                <text:p>0.28898</text:p>
              </table:table-cell>
              <table:table-cell office:value-type="float" office:value="0.866002">
                <text:p>0.86600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31754">
                <text:p>0.31754</text:p>
              </table:table-cell>
              <table:table-cell office:value-type="float" office:value="0.86639">
                <text:p>0.8663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328754">
                <text:p>0.328754</text:p>
              </table:table-cell>
              <table:table-cell office:value-type="float" office:value="0.866805">
                <text:p>0.86680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340007">
                <text:p>0.340007</text:p>
              </table:table-cell>
              <table:table-cell office:value-type="float" office:value="0.86788">
                <text:p>0.867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60287">
                <text:p>0.360287</text:p>
              </table:table-cell>
              <table:table-cell office:value-type="float" office:value="1.008543">
                <text:p>1.008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27cm" svg:height="13.052cm" xlink:href=".." xlink:type="simple" chart:class="chart:scatter" chart:style-name="ch1">
        <chart:title svg:x="8.264cm" svg:y="0.397cm" chart:style-name="ch2">
          <text:p>II best-in-class</text:p>
        </chart:title>
        <chart:subtitle svg:x="8.41cm" svg:y="1.437cm" chart:style-name="ch3">
          <text:p>900P vs cache</text:p>
        </chart:subtitle>
        <chart:legend svg:x="2.48cm" svg:y="3.299cm" style:legend-expansion="custom" chartooo:width="3.912cm" chartooo:height="1.148cm" style:legend-expansion-aspect-ratio="3.40766550522648" chart:style-name="ch4"/>
        <chart:plot-area chart:style-name="ch5" table:cell-range-address="'best comp'.J3:'best comp'.K150 'best comp'.I3:'best comp'.I3 'best comp'.M3:'best comp'.M3 'best comp'.O3:'best comp'.O150" chart:data-source-has-labels="both" svg:x="1.427cm" svg:y="2.642cm" svg:width="17.272cm" svg:height="8.715cm">
          <chartooo:coordinate-region svg:x="2.048cm" svg:y="2.854cm" svg:width="16.279cm" svg:height="7.83cm"/>
          <chart:axis chart:dimension="x" chart:name="primary-x" chart:style-name="ch6" chartooo:axis-type="auto">
            <chart:title svg:x="8.775cm" svg:y="11.619cm" chart:style-name="ch7">
              <text:p>Inserts (millions)</text:p>
            </chart:title>
            <chart:categories table:cell-range-address="'best comp'.J3:'best comp'.J150"/>
          </chart:axis>
          <chart:axis chart:dimension="y" chart:name="primary-y" chart:style-name="ch8">
            <chart:title svg:x="0.45cm" svg:y="7.969cm" chart:style-name="ch9">
              <text:p>Cost (hours)</text:p>
            </chart:title>
            <chart:grid chart:style-name="ch10" chart:class="major"/>
          </chart:axis>
          <chart:series chart:style-name="ch11" chart:values-cell-range-address="'best comp'.K3:'best comp'.K150" chart:label-cell-address="'best comp'.I3:'best comp'.I3" chart:class="chart:scatter">
            <chart:domain table:cell-range-address="'best comp'.J3:'best comp'.J150"/>
            <chart:data-point chart:repeated="148"/>
          </chart:series>
          <chart:series chart:style-name="ch12" chart:values-cell-range-address="'best comp'.O3:'best comp'.O150" chart:label-cell-address="'best comp'.M3:'best comp'.M3" chart:class="chart:scatter">
            <chart:data-point chart:repeated="1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II_Read</text:p>
                <draw:g>
                  <svg:desc>'best comp'.I3:'best comp'.I3</svg:desc>
                </draw:g>
              </table:table-cell>
              <table:table-cell office:value-type="string">
                <text:p>IntelMEM_II_Read</text:p>
                <draw:g>
                  <svg:desc>'best comp'.M3:'best comp'.M3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'best comp'.J3:'best comp'.J150</svg:desc>
                </draw:g>
              </table:table-cell>
              <table:table-cell office:value-type="float" office:value="0.402927">
                <text:p>0.402927</text:p>
                <draw:g>
                  <svg:desc>'best comp'.K3:'best comp'.K150</svg:desc>
                </draw:g>
              </table:table-cell>
              <table:table-cell office:value-type="float" office:value="1.21447">
                <text:p>1.21447</text:p>
                <draw:g>
                  <svg:desc>'best comp'.O3:'best comp'.O15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2927">
                <text:p>0.402927</text:p>
              </table:table-cell>
              <table:table-cell office:value-type="float" office:value="1.21447">
                <text:p>1.21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2927">
                <text:p>0.402927</text:p>
              </table:table-cell>
              <table:table-cell office:value-type="float" office:value="1.21447">
                <text:p>1.214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8615">
                <text:p>0.978615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78615">
                <text:p>0.978615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78615">
                <text:p>0.978615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8615">
                <text:p>0.978615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801072">
                <text:p>1.801072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976044">
                <text:p>2.976044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654636">
                <text:p>4.654636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052701">
                <text:p>7.052701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.478522">
                <text:p>10.478522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.372584">
                <text:p>15.372584</text:p>
              </table:table-cell>
              <table:table-cell office:value-type="float" office:value="46.332827">
                <text:p>46.33282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2.364141">
                <text:p>22.364141</text:p>
              </table:table-cell>
              <table:table-cell office:value-type="float" office:value="67.405221">
                <text:p>67.405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3.069442">
                <text:p>23.069442</text:p>
              </table:table-cell>
              <table:table-cell office:value-type="float" office:value="67.405221">
                <text:p>67.4052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47cm" svg:height="13.072cm" xlink:href=".." xlink:type="simple" chart:class="chart:scatter" chart:style-name="ch1">
        <chart:title svg:x="9.016cm" svg:y="0.397cm" chart:style-name="ch2">
          <text:p>NV-tree best-in-class</text:p>
        </chart:title>
        <chart:subtitle svg:x="9.77cm" svg:y="1.437cm" chart:style-name="ch3">
          <text:p>900P vs cache</text:p>
        </chart:subtitle>
        <chart:legend svg:x="2.512cm" svg:y="3.283cm" style:legend-expansion="custom" chartooo:width="6.888cm" chartooo:height="1.148cm" style:legend-expansion-aspect-ratio="6" chart:style-name="ch4"/>
        <chart:plot-area chart:style-name="ch5" table:cell-range-address="'best comp'.R2:'best comp'.S150 'best comp'.Q2:'best comp'.Q2 'best comp'.U2:'best comp'.U2 'best comp'.W2:'best comp'.W150" chart:data-source-has-labels="both" svg:x="1.62cm" svg:y="2.642cm" svg:width="19.358cm" svg:height="8.735cm">
          <chartooo:coordinate-region svg:x="2.056cm" svg:y="2.854cm" svg:width="18.55cm" svg:height="7.85cm"/>
          <chart:axis chart:dimension="x" chart:name="primary-x" chart:style-name="ch6" chartooo:axis-type="auto">
            <chart:title svg:x="10.011cm" svg:y="11.639cm" chart:style-name="ch7">
              <text:p>Inserts (millions)</text:p>
            </chart:title>
            <chart:categories table:cell-range-address="'best comp'.R2:'best comp'.R150"/>
          </chart:axis>
          <chart:axis chart:dimension="y" chart:name="primary-y" chart:style-name="ch8">
            <chart:title svg:x="0.589cm" svg:y="7.979cm" chart:style-name="ch9">
              <text:p>Cost (hours)</text:p>
            </chart:title>
            <chart:grid chart:style-name="ch10" chart:class="major"/>
          </chart:axis>
          <chart:series chart:style-name="ch11" chart:values-cell-range-address="'best comp'.S2:'best comp'.S150" chart:label-cell-address="'best comp'.Q2:'best comp'.Q2" chart:class="chart:scatter">
            <chart:domain table:cell-range-address="'best comp'.R2:'best comp'.R150"/>
            <chart:data-point chart:repeated="149"/>
          </chart:series>
          <chart:series chart:style-name="ch12" chart:values-cell-range-address="'best comp'.W2:'best comp'.W150" chart:label-cell-address="'best comp'.U2:'best comp'.U2" chart:class="chart:scatter"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ReproRead_FlushRead</text:p>
                <draw:g>
                  <svg:desc>'best comp'.Q2:'best comp'.Q2</svg:desc>
                </draw:g>
              </table:table-cell>
              <table:table-cell office:value-type="string">
                <text:p>IntelMEM_ReproRead_FlushScan</text:p>
                <draw:g>
                  <svg:desc>'best comp'.U2:'best comp'.U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'best comp'.R2:'best comp'.R150</svg:desc>
                </draw:g>
              </table:table-cell>
              <table:table-cell office:value-type="float" office:value="0.001555">
                <text:p>0.001555</text:p>
                <draw:g>
                  <svg:desc>'best comp'.S2:'best comp'.S150</svg:desc>
                </draw:g>
              </table:table-cell>
              <table:table-cell office:value-type="float" office:value="0.001379">
                <text:p>0.001379</text:p>
                <draw:g>
                  <svg:desc>'best comp'.W2:'best comp'.W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6693">
                <text:p>0.156693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6693">
                <text:p>0.156693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7126">
                <text:p>0.157126</text:p>
              </table:table-cell>
              <table:table-cell office:value-type="float" office:value="0.118694">
                <text:p>0.1186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84464">
                <text:p>0.384464</text:p>
              </table:table-cell>
              <table:table-cell office:value-type="float" office:value="0.291125">
                <text:p>0.2911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87357">
                <text:p>0.387357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7357">
                <text:p>0.387357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87357">
                <text:p>0.387357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9589">
                <text:p>0.399589</text:p>
              </table:table-cell>
              <table:table-cell office:value-type="float" office:value="0.302171">
                <text:p>0.3021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47454">
                <text:p>0.547454</text:p>
              </table:table-cell>
              <table:table-cell office:value-type="float" office:value="0.413176">
                <text:p>0.4131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2464">
                <text:p>0.732464</text:p>
              </table:table-cell>
              <table:table-cell office:value-type="float" office:value="0.553867">
                <text:p>0.5538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35191">
                <text:p>0.735191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35191">
                <text:p>0.735191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35191">
                <text:p>0.735191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35427">
                <text:p>0.735427</text:p>
              </table:table-cell>
              <table:table-cell office:value-type="float" office:value="0.556177">
                <text:p>0.5561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62865">
                <text:p>0.762865</text:p>
              </table:table-cell>
              <table:table-cell office:value-type="float" office:value="0.576591">
                <text:p>0.5765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57971">
                <text:p>0.857971</text:p>
              </table:table-cell>
              <table:table-cell office:value-type="float" office:value="0.647449">
                <text:p>0.6474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033546">
                <text:p>1.033546</text:p>
              </table:table-cell>
              <table:table-cell office:value-type="float" office:value="0.778692">
                <text:p>0.7786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23432">
                <text:p>1.23432</text:p>
              </table:table-cell>
              <table:table-cell office:value-type="float" office:value="0.932701">
                <text:p>0.9327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250007">
                <text:p>1.250007</text:p>
              </table:table-cell>
              <table:table-cell office:value-type="float" office:value="0.945429">
                <text:p>0.9454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250068">
                <text:p>1.250068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250068">
                <text:p>1.250068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50068">
                <text:p>1.250068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50088">
                <text:p>1.250088</text:p>
              </table:table-cell>
              <table:table-cell office:value-type="float" office:value="0.945491">
                <text:p>0.94549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250974">
                <text:p>1.250974</text:p>
              </table:table-cell>
              <table:table-cell office:value-type="float" office:value="0.946208">
                <text:p>0.9462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264822">
                <text:p>1.264822</text:p>
              </table:table-cell>
              <table:table-cell office:value-type="float" office:value="0.956194">
                <text:p>0.9561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332249">
                <text:p>1.332249</text:p>
              </table:table-cell>
              <table:table-cell office:value-type="float" office:value="1.00706">
                <text:p>1.0070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451164">
                <text:p>1.451164</text:p>
              </table:table-cell>
              <table:table-cell office:value-type="float" office:value="1.100543">
                <text:p>1.1005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601557">
                <text:p>1.601557</text:p>
              </table:table-cell>
              <table:table-cell office:value-type="float" office:value="1.228211">
                <text:p>1.22821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770512">
                <text:p>1.770512</text:p>
              </table:table-cell>
              <table:table-cell office:value-type="float" office:value="1.377739">
                <text:p>1.3777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96002">
                <text:p>1.96002</text:p>
              </table:table-cell>
              <table:table-cell office:value-type="float" office:value="1.550315">
                <text:p>1.5503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.010015">
                <text:p>2.010015</text:p>
              </table:table-cell>
              <table:table-cell office:value-type="float" office:value="1.594442">
                <text:p>1.5944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013289">
                <text:p>2.013289</text:p>
              </table:table-cell>
              <table:table-cell office:value-type="float" office:value="1.5972">
                <text:p>1.597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013311">
                <text:p>2.013311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.013311">
                <text:p>2.013311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.013311">
                <text:p>2.013311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.013311">
                <text:p>2.013311</text:p>
              </table:table-cell>
              <table:table-cell office:value-type="float" office:value="1.597229">
                <text:p>1.59722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.013324">
                <text:p>2.013324</text:p>
              </table:table-cell>
              <table:table-cell office:value-type="float" office:value="1.597274">
                <text:p>1.597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013659">
                <text:p>2.013659</text:p>
              </table:table-cell>
              <table:table-cell office:value-type="float" office:value="1.597597">
                <text:p>1.59759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.015343">
                <text:p>2.015343</text:p>
              </table:table-cell>
              <table:table-cell office:value-type="float" office:value="1.598846">
                <text:p>1.59884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.021134">
                <text:p>2.021134</text:p>
              </table:table-cell>
              <table:table-cell office:value-type="float" office:value="1.603884">
                <text:p>1.60388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.030705">
                <text:p>2.030705</text:p>
              </table:table-cell>
              <table:table-cell office:value-type="float" office:value="1.612458">
                <text:p>1.6124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.044411">
                <text:p>2.044411</text:p>
              </table:table-cell>
              <table:table-cell office:value-type="float" office:value="1.625068">
                <text:p>1.62506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.077988">
                <text:p>2.077988</text:p>
              </table:table-cell>
              <table:table-cell office:value-type="float" office:value="1.654469">
                <text:p>1.6544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.163104">
                <text:p>2.163104</text:p>
              </table:table-cell>
              <table:table-cell office:value-type="float" office:value="1.728982">
                <text:p>1.72898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.324489">
                <text:p>2.324489</text:p>
              </table:table-cell>
              <table:table-cell office:value-type="float" office:value="1.869589">
                <text:p>1.8695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488441">
                <text:p>2.488441</text:p>
              </table:table-cell>
              <table:table-cell office:value-type="float" office:value="2.012516">
                <text:p>2.0125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.680712">
                <text:p>2.680712</text:p>
              </table:table-cell>
              <table:table-cell office:value-type="float" office:value="2.182815">
                <text:p>2.182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901484">
                <text:p>2.901484</text:p>
              </table:table-cell>
              <table:table-cell office:value-type="float" office:value="2.380435">
                <text:p>2.38043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.045651">
                <text:p>3.045651</text:p>
              </table:table-cell>
              <table:table-cell office:value-type="float" office:value="2.507648">
                <text:p>2.50764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3.122557">
                <text:p>3.122557</text:p>
              </table:table-cell>
              <table:table-cell office:value-type="float" office:value="2.577875">
                <text:p>2.57787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.163949">
                <text:p>3.163949</text:p>
              </table:table-cell>
              <table:table-cell office:value-type="float" office:value="2.614331">
                <text:p>2.61433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.174449">
                <text:p>3.174449</text:p>
              </table:table-cell>
              <table:table-cell office:value-type="float" office:value="2.624298">
                <text:p>2.624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.176562">
                <text:p>3.176562</text:p>
              </table:table-cell>
              <table:table-cell office:value-type="float" office:value="2.625899">
                <text:p>2.62589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.176802">
                <text:p>3.176802</text:p>
              </table:table-cell>
              <table:table-cell office:value-type="float" office:value="2.626126">
                <text:p>2.62612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.176802">
                <text:p>3.176802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.176822">
                <text:p>3.176822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.176822">
                <text:p>3.176822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.176862">
                <text:p>3.176862</text:p>
              </table:table-cell>
              <table:table-cell office:value-type="float" office:value="2.626174">
                <text:p>2.62617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.176944">
                <text:p>3.176944</text:p>
              </table:table-cell>
              <table:table-cell office:value-type="float" office:value="2.626358">
                <text:p>2.62635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.177317">
                <text:p>3.177317</text:p>
              </table:table-cell>
              <table:table-cell office:value-type="float" office:value="2.62671">
                <text:p>2.6267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.178764">
                <text:p>3.178764</text:p>
              </table:table-cell>
              <table:table-cell office:value-type="float" office:value="2.627965">
                <text:p>2.62796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.182467">
                <text:p>3.182467</text:p>
              </table:table-cell>
              <table:table-cell office:value-type="float" office:value="2.631097">
                <text:p>2.6310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.189723">
                <text:p>3.189723</text:p>
              </table:table-cell>
              <table:table-cell office:value-type="float" office:value="2.637203">
                <text:p>2.63720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.201076">
                <text:p>3.201076</text:p>
              </table:table-cell>
              <table:table-cell office:value-type="float" office:value="2.647186">
                <text:p>2.64718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.217407">
                <text:p>3.217407</text:p>
              </table:table-cell>
              <table:table-cell office:value-type="float" office:value="2.662581">
                <text:p>2.66258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.247673">
                <text:p>3.247673</text:p>
              </table:table-cell>
              <table:table-cell office:value-type="float" office:value="2.688173">
                <text:p>2.68817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.303735">
                <text:p>3.303735</text:p>
              </table:table-cell>
              <table:table-cell office:value-type="float" office:value="2.736288">
                <text:p>2.736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396968">
                <text:p>3.396968</text:p>
              </table:table-cell>
              <table:table-cell office:value-type="float" office:value="2.819537">
                <text:p>2.81953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.502753">
                <text:p>3.502753</text:p>
              </table:table-cell>
              <table:table-cell office:value-type="float" office:value="2.912298">
                <text:p>2.91229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603935">
                <text:p>3.603935</text:p>
              </table:table-cell>
              <table:table-cell office:value-type="float" office:value="3.000183">
                <text:p>3.00018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.737276">
                <text:p>3.737276</text:p>
              </table:table-cell>
              <table:table-cell office:value-type="float" office:value="3.112751">
                <text:p>3.1127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.897686">
                <text:p>3.897686</text:p>
              </table:table-cell>
              <table:table-cell office:value-type="float" office:value="3.255738">
                <text:p>3.25573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.082847">
                <text:p>4.082847</text:p>
              </table:table-cell>
              <table:table-cell office:value-type="float" office:value="3.418094">
                <text:p>3.41809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.293406">
                <text:p>4.293406</text:p>
              </table:table-cell>
              <table:table-cell office:value-type="float" office:value="3.605327">
                <text:p>3.60532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.521791">
                <text:p>4.521791</text:p>
              </table:table-cell>
              <table:table-cell office:value-type="float" office:value="3.806474">
                <text:p>3.8064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.685655">
                <text:p>4.685655</text:p>
              </table:table-cell>
              <table:table-cell office:value-type="float" office:value="3.955471">
                <text:p>3.95547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.771949">
                <text:p>4.771949</text:p>
              </table:table-cell>
              <table:table-cell office:value-type="float" office:value="4.032094">
                <text:p>4.03209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814602">
                <text:p>4.814602</text:p>
              </table:table-cell>
              <table:table-cell office:value-type="float" office:value="4.071313">
                <text:p>4.07131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.845161">
                <text:p>4.845161</text:p>
              </table:table-cell>
              <table:table-cell office:value-type="float" office:value="4.098552">
                <text:p>4.0985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.868554">
                <text:p>4.868554</text:p>
              </table:table-cell>
              <table:table-cell office:value-type="float" office:value="4.120013">
                <text:p>4.12001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.885835">
                <text:p>4.885835</text:p>
              </table:table-cell>
              <table:table-cell office:value-type="float" office:value="4.136652">
                <text:p>4.13665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.89816">
                <text:p>4.89816</text:p>
              </table:table-cell>
              <table:table-cell office:value-type="float" office:value="4.147009">
                <text:p>4.14700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.903286">
                <text:p>4.903286</text:p>
              </table:table-cell>
              <table:table-cell office:value-type="float" office:value="4.151492">
                <text:p>4.15149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.904923">
                <text:p>4.904923</text:p>
              </table:table-cell>
              <table:table-cell office:value-type="float" office:value="4.152654">
                <text:p>4.15265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.90541">
                <text:p>4.90541</text:p>
              </table:table-cell>
              <table:table-cell office:value-type="float" office:value="4.153236">
                <text:p>4.15323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.905582">
                <text:p>4.905582</text:p>
              </table:table-cell>
              <table:table-cell office:value-type="float" office:value="4.153344">
                <text:p>4.15334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.905608">
                <text:p>4.905608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905638">
                <text:p>4.905638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.905784">
                <text:p>4.905784</text:p>
              </table:table-cell>
              <table:table-cell office:value-type="float" office:value="4.15344">
                <text:p>4.1534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.906063">
                <text:p>4.906063</text:p>
              </table:table-cell>
              <table:table-cell office:value-type="float" office:value="4.153664">
                <text:p>4.15366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.906589">
                <text:p>4.906589</text:p>
              </table:table-cell>
              <table:table-cell office:value-type="float" office:value="4.154156">
                <text:p>4.15415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.90782">
                <text:p>4.90782</text:p>
              </table:table-cell>
              <table:table-cell office:value-type="float" office:value="4.155643">
                <text:p>4.15564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.91083">
                <text:p>4.91083</text:p>
              </table:table-cell>
              <table:table-cell office:value-type="float" office:value="4.157879">
                <text:p>4.15787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14935">
                <text:p>4.914935</text:p>
              </table:table-cell>
              <table:table-cell office:value-type="float" office:value="4.161255">
                <text:p>4.16125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.921808">
                <text:p>4.921808</text:p>
              </table:table-cell>
              <table:table-cell office:value-type="float" office:value="4.167129">
                <text:p>4.16712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.932781">
                <text:p>4.932781</text:p>
              </table:table-cell>
              <table:table-cell office:value-type="float" office:value="4.177022">
                <text:p>4.17702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.946843">
                <text:p>4.946843</text:p>
              </table:table-cell>
              <table:table-cell office:value-type="float" office:value="4.189648">
                <text:p>4.1896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963739">
                <text:p>4.963739</text:p>
              </table:table-cell>
              <table:table-cell office:value-type="float" office:value="4.204103">
                <text:p>4.20410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.987496">
                <text:p>4.987496</text:p>
              </table:table-cell>
              <table:table-cell office:value-type="float" office:value="4.225565">
                <text:p>4.22556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5.028271">
                <text:p>5.028271</text:p>
              </table:table-cell>
              <table:table-cell office:value-type="float" office:value="4.259462">
                <text:p>4.25946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5.082031">
                <text:p>5.082031</text:p>
              </table:table-cell>
              <table:table-cell office:value-type="float" office:value="4.3049">
                <text:p>4.304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5.137802">
                <text:p>5.137802</text:p>
              </table:table-cell>
              <table:table-cell office:value-type="float" office:value="4.35476">
                <text:p>4.354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.196427">
                <text:p>5.196427</text:p>
              </table:table-cell>
              <table:table-cell office:value-type="float" office:value="4.405987">
                <text:p>4.40598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5.276624">
                <text:p>5.276624</text:p>
              </table:table-cell>
              <table:table-cell office:value-type="float" office:value="4.478128">
                <text:p>4.47812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5.383795">
                <text:p>5.383795</text:p>
              </table:table-cell>
              <table:table-cell office:value-type="float" office:value="4.574525">
                <text:p>4.57452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5.497209">
                <text:p>5.497209</text:p>
              </table:table-cell>
              <table:table-cell office:value-type="float" office:value="4.671482">
                <text:p>4.67148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5.603292">
                <text:p>5.603292</text:p>
              </table:table-cell>
              <table:table-cell office:value-type="float" office:value="4.76386">
                <text:p>4.7638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.720367">
                <text:p>5.720367</text:p>
              </table:table-cell>
              <table:table-cell office:value-type="float" office:value="4.867003">
                <text:p>4.86700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5.860576">
                <text:p>5.860576</text:p>
              </table:table-cell>
              <table:table-cell office:value-type="float" office:value="4.988851">
                <text:p>4.98885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.017112">
                <text:p>6.017112</text:p>
              </table:table-cell>
              <table:table-cell office:value-type="float" office:value="5.126927">
                <text:p>5.12692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.193096">
                <text:p>6.193096</text:p>
              </table:table-cell>
              <table:table-cell office:value-type="float" office:value="5.277875">
                <text:p>5.27787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6.384503">
                <text:p>6.384503</text:p>
              </table:table-cell>
              <table:table-cell office:value-type="float" office:value="5.445702">
                <text:p>5.44570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.581285">
                <text:p>6.581285</text:p>
              </table:table-cell>
              <table:table-cell office:value-type="float" office:value="5.616372">
                <text:p>5.61637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.750317">
                <text:p>6.750317</text:p>
              </table:table-cell>
              <table:table-cell office:value-type="float" office:value="5.767434">
                <text:p>5.76743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6.888984">
                <text:p>6.888984</text:p>
              </table:table-cell>
              <table:table-cell office:value-type="float" office:value="5.895185">
                <text:p>5.89518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7.014216">
                <text:p>7.014216</text:p>
              </table:table-cell>
              <table:table-cell office:value-type="float" office:value="6.009466">
                <text:p>6.00946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7.13211">
                <text:p>7.13211</text:p>
              </table:table-cell>
              <table:table-cell office:value-type="float" office:value="6.115188">
                <text:p>6.11518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230888">
                <text:p>7.230888</text:p>
              </table:table-cell>
              <table:table-cell office:value-type="float" office:value="6.204043">
                <text:p>6.20404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7.298506">
                <text:p>7.298506</text:p>
              </table:table-cell>
              <table:table-cell office:value-type="float" office:value="6.264937">
                <text:p>6.26493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7.3405">
                <text:p>7.3405</text:p>
              </table:table-cell>
              <table:table-cell office:value-type="float" office:value="6.302608">
                <text:p>6.30260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7.371348">
                <text:p>7.371348</text:p>
              </table:table-cell>
              <table:table-cell office:value-type="float" office:value="6.331472">
                <text:p>6.33147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7.396304">
                <text:p>7.396304</text:p>
              </table:table-cell>
              <table:table-cell office:value-type="float" office:value="6.355255">
                <text:p>6.35525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.417031">
                <text:p>7.417031</text:p>
              </table:table-cell>
              <table:table-cell office:value-type="float" office:value="6.373294">
                <text:p>6.37329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7.433343">
                <text:p>7.433343</text:p>
              </table:table-cell>
              <table:table-cell office:value-type="float" office:value="6.388151">
                <text:p>6.38815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7.445546">
                <text:p>7.445546</text:p>
              </table:table-cell>
              <table:table-cell office:value-type="float" office:value="6.399569">
                <text:p>6.39956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.453634">
                <text:p>7.453634</text:p>
              </table:table-cell>
              <table:table-cell office:value-type="float" office:value="6.407001">
                <text:p>6.40700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7.45841">
                <text:p>7.45841</text:p>
              </table:table-cell>
              <table:table-cell office:value-type="float" office:value="6.411053">
                <text:p>6.41105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.460573">
                <text:p>7.460573</text:p>
              </table:table-cell>
              <table:table-cell office:value-type="float" office:value="6.412802">
                <text:p>6.41280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7.461683">
                <text:p>7.461683</text:p>
              </table:table-cell>
              <table:table-cell office:value-type="float" office:value="6.413783">
                <text:p>6.41378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7.462309">
                <text:p>7.462309</text:p>
              </table:table-cell>
              <table:table-cell office:value-type="float" office:value="6.414437">
                <text:p>6.41443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7.462648">
                <text:p>7.462648</text:p>
              </table:table-cell>
              <table:table-cell office:value-type="float" office:value="6.414672">
                <text:p>6.41467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7.462843">
                <text:p>7.462843</text:p>
              </table:table-cell>
              <table:table-cell office:value-type="float" office:value="6.414776">
                <text:p>6.41477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462943">
                <text:p>7.462943</text:p>
              </table:table-cell>
              <table:table-cell office:value-type="float" office:value="6.414947">
                <text:p>6.41494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7.46311">
                <text:p>7.46311</text:p>
              </table:table-cell>
              <table:table-cell office:value-type="float" office:value="6.415066">
                <text:p>6.41506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7.463464">
                <text:p>7.463464</text:p>
              </table:table-cell>
              <table:table-cell office:value-type="float" office:value="6.415272">
                <text:p>6.41527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7.463881">
                <text:p>7.463881</text:p>
              </table:table-cell>
              <table:table-cell office:value-type="float" office:value="6.41577">
                <text:p>6.4157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7.464642">
                <text:p>7.464642</text:p>
              </table:table-cell>
              <table:table-cell office:value-type="float" office:value="6.416473">
                <text:p>6.41647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.465783">
                <text:p>7.465783</text:p>
              </table:table-cell>
              <table:table-cell office:value-type="float" office:value="6.417631">
                <text:p>6.41763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7.46757">
                <text:p>7.46757</text:p>
              </table:table-cell>
              <table:table-cell office:value-type="float" office:value="6.419265">
                <text:p>6.41926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7.47019">
                <text:p>7.47019</text:p>
              </table:table-cell>
              <table:table-cell office:value-type="float" office:value="6.421569">
                <text:p>6.42156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7.474047">
                <text:p>7.474047</text:p>
              </table:table-cell>
              <table:table-cell office:value-type="float" office:value="6.424921">
                <text:p>6.42492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7.479791">
                <text:p>7.479791</text:p>
              </table:table-cell>
              <table:table-cell office:value-type="float" office:value="6.429764">
                <text:p>6.42976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7.487869">
                <text:p>7.487869</text:p>
              </table:table-cell>
              <table:table-cell office:value-type="float" office:value="6.437008">
                <text:p>6.43700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7.4981">
                <text:p>7.4981</text:p>
              </table:table-cell>
              <table:table-cell office:value-type="float" office:value="6.445872">
                <text:p>6.44587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7.50975">
                <text:p>7.50975</text:p>
              </table:table-cell>
              <table:table-cell office:value-type="float" office:value="6.456214">
                <text:p>6.45621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7.523432">
                <text:p>7.523432</text:p>
              </table:table-cell>
              <table:table-cell office:value-type="float" office:value="6.468308">
                <text:p>6.46830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7.540997">
                <text:p>7.540997</text:p>
              </table:table-cell>
              <table:table-cell office:value-type="float" office:value="6.48347">
                <text:p>6.483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.56365">
                <text:p>7.56365</text:p>
              </table:table-cell>
              <table:table-cell office:value-type="float" office:value="6.57312">
                <text:p>6.57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